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Ntimes new roman1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4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85.4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6.21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e773__3f__5f__20_Att._20_1-_20_Cover" style:data-style-name="N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_e773__3f__5f__20_Att._20_1-_20_Cover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_e773__3f__5f__20_Att._20_1-_20_Cover" style:data-style-name="N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_e773__3f__5f__20_Att._20_1-_20_Cover" style:data-style-name="N0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_e773__3f__5f__20_Att._20_1-_20_Cover" style:data-style-name="N0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_e773__3f__5f__20_Att._20_1-_20_Cover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_e773__3f__5f__20_Att._20_1-_20_Cover">
      <style:table-cell-properties fo:border-bottom="0.06pt solid #000000" style:diagonal-bl-tr="none" style:diagonal-tl-br="none" fo:background-color="transparent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13" style:family="table-cell" style:parent-style-name="_e773__3f__5f__20_Att._20_1-_20_Cover">
      <style:table-cell-properties fo:border-bottom="0.74pt solid #000000" style:diagonal-bl-tr="none" style:diagonal-tl-br="none" fo:background-color="transparent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_e773__3f__5f__20_Att._20_1-_20_Cover">
      <style:table-cell-properties style:glyph-orientation-vertical="0" fo:border-bottom="0.06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16" style:family="table-cell" style:parent-style-name="_e773__3f__5f__20_Att._20_1-_20_Cover" style:data-style-name="N28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_e773__3f__5f__20_Att._20_1-_20_Cover" style:data-style-name="N28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20" style:family="table-cell" style:parent-style-name="_e773__3f__5f__20_Att._20_1-_20_Cover" style:data-style-name="N28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Comma" style:data-style-name="N21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5f_BuiltIn_5f_Comma" style:data-style-name="N147">
      <style:table-cell-properties style:glyph-orientation-vertical="0" fo:border-bottom="1.76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5f_BuiltIn_5f_Comma" style:data-style-name="N14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_e773__3f__5f__20_Att._20_1-_20_Cover" style:data-style-name="N147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5f_BuiltIn_5f_Comma" style:data-style-name="N147">
      <style:table-cell-properties style:glyph-orientation-vertical="0" fo:border-bottom="0.06pt solid #000000" fo:background-color="#cc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29" style:family="table-cell" style:parent-style-name="Excel_5f_BuiltIn_5f_Comma" style:data-style-name="N147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_e773__3f__5f__20_Att._20_1-_20_Cover" style:data-style-name="N282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_e773__3f__5f__20_Att._20_1-_20_Cover" style:data-style-name="N0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ercent_20_3_20_3" style:data-style-name="N1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_e773__3f__5f__20_Att._20_1-_20_Cover" style:data-style-name="N3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_e773__3f__5f__20_Att._20_1-_20_Cover" style:data-style-name="N282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5f_BuiltIn_5f_Comma" style:data-style-name="N147">
      <style:table-cell-properties style:glyph-orientation-vertical="0" fo:border-bottom="0.74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5f_BuiltIn_5f_Comma" style:data-style-name="N147">
      <style:table-cell-properties style:glyph-orientation-vertical="0" fo:border-bottom="1.76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5f_BuiltIn_5f_Comma" style:data-style-name="N218">
      <style:table-cell-properties style:glyph-orientation-vertical="0" fo:border-bottom="0.74pt solid #000000" fo:background-color="#cccc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5f_BuiltIn_5f_Comma" style:data-style-name="N14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5f_BuiltIn_5f_Comma" style:data-style-name="N147">
      <style:table-cell-properties style:glyph-orientation-vertical="0" fo:border-bottom="0.06pt solid #000000" fo:background-color="#cc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5f_BuiltIn_5f_Comma" style:data-style-name="N147">
      <style:table-cell-properties style:glyph-orientation-vertical="0" fo:border-bottom="0.06pt solid #000000" fo:background-color="#cccc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_e773__3f__5f__20_Att._20_1-_20_Cover" style:data-style-name="N282">
      <style:table-cell-properties style:glyph-orientation-vertical="0" fo:border-bottom="0.74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_e773__3f__5f__20_Att._20_1-_20_Cover" style:data-style-name="N3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_e773__3f__5f__20_Att._20_1-_20_Cover" style:data-style-name="N0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5f_BuiltIn_5f_Comma" style:data-style-name="N1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5f_BuiltIn_5f_Comma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_e773__3f__5f__20_Att._20_1-_20_Cover" style:data-style-name="N147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_e773__3f__5f__20_Att._20_1-_20_Cover" style:data-style-name="N282">
      <style:table-cell-properties style:glyph-orientation-vertical="0" fo:border-bottom="0.74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_e773__3f__5f__20_Att._20_1-_20_Cover" style:data-style-name="N3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5f_BuiltIn_5f_Comma" style:data-style-name="N147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Comma" style:data-style-name="N282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_e773__3f__5f__20_Att._20_1-_20_Cover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-asian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1" table:default-cell-style-name="Default"/>
        <table:table-column table:style-name="co1" table:number-columns-repeated="2" table:default-cell-style-name="ce21"/>
        <table:table-column table:style-name="co4" table:default-cell-style-name="ce21"/>
        <table:table-column table:style-name="co1" table:number-columns-repeated="7" table:default-cell-style-name="ce21"/>
        <table:table-column table:style-name="co1" table:default-cell-style-name="ce40"/>
        <table:table-column table:style-name="co1" table:number-columns-repeated="2" table:default-cell-style-name="ce42"/>
        <table:table-column table:style-name="co1" table:default-cell-style-name="ce9"/>
        <table:table-row table:style-name="ro1">
          <table:table-cell table:number-columns-repeated="3"/>
          <table:table-cell table:style-name="ce21"/>
          <table:table-cell table:number-columns-repeated="10"/>
          <table:table-cell table:style-name="ce9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BẢNG TÍNH LƯƠNG THÁNG <text:a xlink:href="python://get_month_year()[3:10]" xlink:type="simple">month_year</text:a></text:p>
          </table:table-cell>
          <table:covered-table-cell table:number-columns-repeated="2" table:style-name="ce2"/>
          <table:table-cell table:style-name="ce22"/>
          <table:table-cell table:number-columns-repeated="9"/>
          <table:table-cell table:style-name="ce9"/>
          <table:table-cell table:style-name="ce42"/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7" table:formula="of:=[.B3]+1" office:value-type="float" office:value="2" calcext:value-type="float">
            <text:p>2</text:p>
          </table:table-cell>
          <table:table-cell table:style-name="ce17" table:formula="of:=[.C3]+1" office:value-type="float" office:value="3" calcext:value-type="float">
            <text:p>3</text:p>
          </table:table-cell>
          <table:table-cell table:style-name="ce17" table:formula="of:=[.D3]+1" office:value-type="float" office:value="4" calcext:value-type="float">
            <text:p>4</text:p>
          </table:table-cell>
          <table:table-cell table:style-name="ce17" table:formula="of:=[.E3]+1" office:value-type="float" office:value="5" calcext:value-type="float">
            <text:p>5</text:p>
          </table:table-cell>
          <table:table-cell table:style-name="ce17" table:formula="of:=[.F3]+1" office:value-type="float" office:value="6" calcext:value-type="float">
            <text:p>6</text:p>
          </table:table-cell>
          <table:table-cell table:style-name="ce17" table:formula="of:=[.G3]+1" office:value-type="float" office:value="7" calcext:value-type="float">
            <text:p>7</text:p>
          </table:table-cell>
          <table:table-cell table:style-name="ce17" table:formula="of:=[.H3]+1" office:value-type="float" office:value="8" calcext:value-type="float">
            <text:p>8</text:p>
          </table:table-cell>
          <table:table-cell table:style-name="ce17" table:formula="of:=[.I3]+1" office:value-type="float" office:value="9" calcext:value-type="float">
            <text:p>9</text:p>
          </table:table-cell>
          <table:table-cell table:style-name="ce17" table:formula="of:=[.J3]+1" office:value-type="float" office:value="10" calcext:value-type="float">
            <text:p>10</text:p>
          </table:table-cell>
          <table:table-cell table:style-name="ce17" table:formula="of:=[.K3]+1" office:value-type="float" office:value="11" calcext:value-type="float">
            <text:p>11</text:p>
          </table:table-cell>
          <table:table-cell table:style-name="ce17" table:formula="of:=[.L3]+1" office:value-type="float" office:value="12" calcext:value-type="float">
            <text:p>12</text:p>
          </table:table-cell>
          <table:table-cell table:style-name="ce17" table:formula="of:=[.M3]+1" office:value-type="float" office:value="13" calcext:value-type="float">
            <text:p>13</text:p>
          </table:table-cell>
          <table:table-cell table:style-name="ce17" table:formula="of:=[.N3]+1" office:value-type="float" office:value="14" calcext:value-type="float">
            <text:p>14</text:p>
          </table:table-cell>
          <table:table-cell table:style-name="ce17" table:formula="of:=[.O3]+1" office:value-type="float" office:value="15" calcext:value-type="float">
            <text:p>15</text:p>
          </table:table-cell>
          <table:table-cell table:style-name="ce17" table:formula="of:=[.P3]+1" office:value-type="float" office:value="16" calcext:value-type="float">
            <text:p>16</text:p>
          </table:table-cell>
          <table:table-cell table:style-name="ce17" table:formula="of:=[.Q3]+1" office:value-type="float" office:value="17" calcext:value-type="float">
            <text:p>17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TT</text:p>
          </table:table-cell>
          <table:table-cell table:style-name="ce10" office:value-type="string" calcext:value-type="string" table:number-columns-spanned="1" table:number-rows-spanned="2">
            <text:p>Họ và tên</text:p>
            <text:p>Full name /AC Name</text:p>
          </table:table-cell>
          <table:table-cell table:style-name="ce10" office:value-type="string" calcext:value-type="string" table:number-columns-spanned="1" table:number-rows-spanned="2">
            <text:p>Ngày vào làm</text:p>
            <text:p>Joined date</text:p>
          </table:table-cell>
          <table:table-cell table:style-name="ce23" office:value-type="string" calcext:value-type="string" table:number-columns-spanned="1" table:number-rows-spanned="2">
            <text:p>Mức lương CB</text:p>
            <text:p>Net salary 2015</text:p>
          </table:table-cell>
          <table:table-cell table:style-name="ce23" office:value-type="string" calcext:value-type="string" table:number-columns-spanned="1" table:number-rows-spanned="2">
            <text:p>Mức lương CB</text:p>
            <text:p>Net salary 2016</text:p>
          </table:table-cell>
          <table:table-cell table:style-name="ce30" office:value-type="string" calcext:value-type="string" table:number-columns-spanned="2" table:number-rows-spanned="1">
            <text:p>LƯƠNG THÁNG 13/2014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Bonus/phép</text:p>
          </table:table-cell>
          <table:table-cell table:style-name="ce36" office:value-type="string" office:string-value="Lương thực nhận tháng" calcext:value-type="string" table:number-columns-spanned="2" table:number-rows-spanned="1">
            <text:p>Lương thực nhận tháng </text:p>
          </table:table-cell>
          <table:covered-table-cell table:style-name="ce36"/>
          <table:table-cell table:style-name="ce38" table:number-columns-spanned="2" table:number-rows-spanned="1"/>
          <table:covered-table-cell table:style-name="ce38"/>
          <table:table-cell table:style-name="ce23" office:value-type="string" office:string-value="TỔNG CỘNG" calcext:value-type="string" table:number-columns-spanned="1" table:number-rows-spanned="2">
            <text:p>TỔNG CỘNG </text:p>
          </table:table-cell>
          <table:table-cell table:style-name="ce23" office:value-type="string" office:string-value="Cấn trừ tạm ứng" calcext:value-type="string" table:number-columns-spanned="1" table:number-rows-spanned="2">
            <text:p>Cấn trừ tạm ứng </text:p>
          </table:table-cell>
          <table:table-cell table:style-name="ce43" office:value-type="string" calcext:value-type="string">
            <text:p>Lương thực nhận</text:p>
          </table:table-cell>
          <table:table-cell table:style-name="ce43" office:value-type="string" calcext:value-type="string" table:number-columns-spanned="2" table:number-rows-spanned="1">
            <text:p>Thanh toán</text:p>
          </table:table-cell>
          <table:covered-table-cell table:style-name="ce43"/>
          <table:table-cell table:style-name="ce50" office:value-type="string" calcext:value-type="string">
            <text:p>Ghi chú</text:p>
          </table:table-cell>
        </table:table-row>
        <table:table-row table:style-name="ro3">
          <table:covered-table-cell table:style-name="ce4"/>
          <table:covered-table-cell table:number-columns-repeated="2" table:style-name="ce10"/>
          <table:covered-table-cell table:number-columns-repeated="2" table:style-name="ce23"/>
          <table:table-cell table:style-name="ce31" office:value-type="string" calcext:value-type="string">
            <text:p>%</text:p>
          </table:table-cell>
          <table:table-cell table:style-name="ce34" office:value-type="string" calcext:value-type="string">
            <text:p>THÀNH TIỀN</text:p>
          </table:table-cell>
          <table:covered-table-cell table:style-name="ce35"/>
          <table:table-cell table:style-name="ce37" office:value-type="string" office:string-value="Lương chính" calcext:value-type="string">
            <text:p>Lương chính </text:p>
          </table:table-cell>
          <table:table-cell table:style-name="ce37" office:value-type="string" office:string-value="Ngoài giờ " calcext:value-type="string">
            <text:p>Ngoài giờ <text:s/></text:p>
          </table:table-cell>
          <table:table-cell table:style-name="ce37" office:value-type="string" office:string-value="Phụ cấp " calcext:value-type="string">
            <text:p>Phụ cấp <text:s/></text:p>
          </table:table-cell>
          <table:table-cell table:style-name="ce37" office:value-type="string" office:string-value="Tổng " calcext:value-type="string">
            <text:p>Tổng <text:s/></text:p>
          </table:table-cell>
          <table:covered-table-cell table:number-columns-repeated="2" table:style-name="ce23"/>
          <table:table-cell table:style-name="ce44" office:value-type="string" calcext:value-type="string">
            <text:p>Net in hand</text:p>
          </table:table-cell>
          <table:table-cell table:style-name="ce45" office:value-type="string" calcext:value-type="string">
            <text:p>Số tài khoản</text:p>
          </table:table-cell>
          <table:table-cell table:style-name="ce44" office:value-type="string" calcext:value-type="string">
            <text:p>Tại NH</text:p>
          </table:table-cell>
          <table:table-cell table:style-name="ce51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 table:number-columns-spanned="18" table:number-rows-spanned="1">
            <text:p><text:a xlink:href="python://for%20each=%22seq,%20line%20in%20enumerate(get_info_worker())%22" xlink:type="simple">FOR</text:a></text:p>
          </table:table-cell>
          <table:covered-table-cell table:style-name="ce11"/>
          <table:covered-table-cell table:style-name="ce18"/>
          <table:covered-table-cell table:style-name="ce24"/>
          <table:covered-table-cell table:style-name="ce27"/>
          <table:covered-table-cell table:style-name="ce32"/>
          <table:covered-table-cell table:number-columns-repeated="2" table:style-name="ce24"/>
          <table:covered-table-cell table:number-columns-repeated="4" table:style-name="ce25"/>
          <table:covered-table-cell table:style-name="ce40"/>
          <table:covered-table-cell table:style-name="ce25"/>
          <table:covered-table-cell/>
          <table:covered-table-cell table:number-columns-repeated="2" table:style-name="ce46"/>
          <table:covered-table-cell table:style-name="ce52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12" office:value-type="string" calcext:value-type="string">
            <text:p><text:span text:style-name="T1"><text:a xlink:href="python://line['employee_name']" xlink:type="simple">employee_name</text:a></text:span></text:p>
          </table:table-cell>
          <table:table-cell table:style-name="ce19" office:value-type="string" calcext:value-type="string">
            <text:p><text:span text:style-name="T1"><text:a xlink:href="python://line['joining_date']" xlink:type="simple">joining_date</text:a></text:span></text:p>
          </table:table-cell>
          <table:table-cell/>
          <table:table-cell table:style-name="ce28" office:value-type="string" calcext:value-type="string">
            <text:p><text:span text:style-name="T1"><text:a xlink:href="python://line['net_salary']" xlink:type="simple">net salary</text:a></text:span></text:p>
          </table:table-cell>
          <table:table-cell table:style-name="ce33" table:number-columns-repeated="2"/>
          <table:table-cell table:style-name="ce28"/>
          <table:table-cell table:style-name="ce28" office:value-type="string" calcext:value-type="string">
            <text:p><text:span text:style-name="T1"><text:a xlink:href="python://line['net_salary']" xlink:type="simple">net salary</text:a></text:span></text:p>
          </table:table-cell>
          <table:table-cell table:style-name="ce28" office:value-type="string" calcext:value-type="string">
            <text:p><text:span text:style-name="T1"><text:a xlink:href="python://line['ot_salary']" xlink:type="simple">ot_salary</text:a></text:span></text:p>
          </table:table-cell>
          <table:table-cell table:style-name="ce28" office:value-type="string" calcext:value-type="string">
            <text:p><text:span text:style-name="T1"><text:a xlink:href="python://line['other_support']" xlink:type="simple">other_support</text:a></text:span></text:p>
          </table:table-cell>
          <table:table-cell table:style-name="ce39"/>
          <table:table-cell table:style-name="ce28" office:value-type="string" calcext:value-type="string">
            <text:p><text:span text:style-name="T1"><text:a xlink:href="python://line['net_salary']" xlink:type="simple">net_salary</text:a></text:span></text:p>
          </table:table-cell>
          <table:table-cell table:style-name="ce28" office:value-type="string" calcext:value-type="string">
            <text:p><text:span text:style-name="T1"><text:a xlink:href="python://line['advance_payment']" xlink:type="simple">advance_payment</text:a></text:span></text:p>
          </table:table-cell>
          <table:table-cell table:style-name="ce28" office:value-type="string" calcext:value-type="string">
            <text:p><text:span text:style-name="T1"><text:a xlink:href="python://line['real_net']" xlink:type="simple">real_net</text:a></text:span></text:p>
          </table:table-cell>
          <table:table-cell table:style-name="ce19" office:value-type="string" calcext:value-type="string">
            <text:p><text:span text:style-name="T1"><text:a xlink:href="python://line['bank_number']" xlink:type="simple">bank_number</text:a></text:span></text:p>
          </table:table-cell>
          <table:table-cell table:style-name="ce12" office:value-type="string" calcext:value-type="string">
            <text:p><text:span text:style-name="T1"><text:a xlink:href="python://line['bank']" xlink:type="simple">bank</text:a></text:span></text:p>
          </table:table-cell>
          <table:table-cell table:style-name="ce53"/>
        </table:table-row>
        <table:table-row table:style-name="ro5">
          <table:table-cell table:style-name="ce7" office:value-type="string" calcext:value-type="string" table:number-columns-spanned="18" table:number-rows-spanned="1">
            <text:p><text:a xlink:href="python:///for" xlink:type="simple">END FOR</text:a></text:p>
          </table:table-cell>
          <table:covered-table-cell table:style-name="ce13"/>
          <table:covered-table-cell table:style-name="ce20"/>
          <table:covered-table-cell table:style-name="ce25"/>
          <table:covered-table-cell table:style-name="ce29"/>
          <table:covered-table-cell table:number-columns-repeated="4" table:style-name="ce25"/>
          <table:covered-table-cell table:number-columns-repeated="3" table:style-name="ce24"/>
          <table:covered-table-cell table:style-name="ce41"/>
          <table:covered-table-cell table:style-name="ce24"/>
          <table:covered-table-cell/>
          <table:covered-table-cell table:style-name="ce47"/>
          <table:covered-table-cell table:style-name="ce49"/>
          <table:covered-table-cell table:style-name="ce53"/>
        </table:table-row>
        <table:table-row table:style-name="ro1">
          <table:table-cell table:style-name="ce8"/>
          <table:table-cell table:style-name="ce14" table:number-columns-repeated="2"/>
          <table:table-cell table:style-name="ce26" table:number-columns-repeated="12"/>
          <table:table-cell table:style-name="ce48" table:number-columns-repeated="2"/>
          <table:table-cell table:style-name="ce54"/>
        </table:table-row>
        <table:table-row table:style-name="ro6">
          <table:table-cell table:style-name="Default"/>
          <table:table-cell table:style-name="ce15" table:number-columns-repeated="2"/>
          <table:table-cell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Ntimes new roman1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0P1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loext:min-decimal-places="1" number:min-integer-digits="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loext:min-decimal-places="1" number:min-integer-digits="1"/>
      <number:text>%</number:text>
    </number:percentage-style>
    <number:number-style style:name="N151">
      <number:number number:decimal-places="4" loext:min-decimal-places="4" number:min-integer-digits="1"/>
    </number:number-style>
    <number:number-style style:name="N152P0" style:volatile="true">
      <number:number number:decimal-places="4" loext:min-decimal-places="4" number:min-integer-digits="1"/>
    </number:number-style>
    <number:number-style style:name="N152">
      <style:text-properties fo:color="#ff0000"/>
      <number:text>-</number:text>
      <number:number number:decimal-places="4" loext:min-decimal-places="4" number:min-integer-digits="1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">
      <number:number number:decimal-places="6" loext:min-decimal-places="6" number:min-integer-digits="1" number:grouping="true"/>
    </number:number-style>
    <number:number-style style:name="N155">
      <number:number number:decimal-places="9" loext:min-decimal-places="9" number:min-integer-digits="1"/>
    </number:number-style>
    <number:number-style style:name="N15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1" loext:min-decimal-places="1" number:min-integer-digits="1" number:grouping="true"/>
      <number:text> </number:text>
    </number:number-style>
    <number:number-style style:name="N15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9P0"/>
    </number:number-style>
    <number:number-style style:name="N160">
      <number:number number:decimal-places="3" loext:min-decimal-places="3" number:min-integer-digits="1"/>
    </number:number-style>
    <number:number-style style:name="N161P0" style:volatile="true">
      <number:number number:decimal-places="3" loext:min-decimal-places="3" number:min-integer-digits="1"/>
    </number:number-style>
    <number:number-style style:name="N161">
      <style:text-properties fo:color="#ff0000"/>
      <number:text>-</number:text>
      <number:number number:decimal-places="3" loext:min-decimal-places="3" number:min-integer-digits="1"/>
      <style:map style:condition="value()&gt;=0" style:apply-style-name="N161P0"/>
    </number:number-style>
    <number:number-style style:name="N164P0" style:volatile="true">
      <loext:fill-character> </loext:fill-character>
      <number:number number:decimal-places="20" loext:min-decimal-places="2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0" loext:min-decimal-places="20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72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4P0"/>
    </number:currency-style>
    <number:number-style style:name="N17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8P1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8P2" style:volatile="true">
      <loext:fill-character> </loext:fill-character>
      <number:text>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1P1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1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loext:min-decimal-places="0" number:min-integer-digits="0"/>
      <number:text>.</number:text>
    </number:number-style>
    <number:number-style style:name="N184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0" loext:min-decimal-places="0" number:min-integer-digits="0" number:grouping="true"/>
    </number:number-style>
    <number:date-style style:name="N186">
      <number:month/>
      <number:text>/</number:text>
      <number:day/>
    </number:date-style>
    <number:number-style style:name="N188P0" style:volatile="true">
      <number:text>$</number:text>
      <number:number number:decimal-places="0" loext:min-decimal-places="0" number:min-integer-digits="1" number:grouping="true"/>
    </number:number-style>
    <number:number-style style:name="N18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90P0" style:volatile="true">
      <number:text>$</number:text>
      <number:number number:decimal-places="2" loext:min-decimal-places="2" number:min-integer-digits="1" number:grouping="true"/>
    </number:number-style>
    <number:number-style style:name="N19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">
      <number:number number:decimal-places="4" loext:min-decimal-places="4" number:min-integer-digits="1" number:grouping="true"/>
    </number:number-style>
    <number:number-style style:name="N193P0" style:volatile="true">
      <number:number number:decimal-places="2" loext:min-decimal-places="2" number:min-integer-digits="1" number:grouping="true"/>
      <number:text> F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93P0"/>
    </number:number-style>
    <number:number-style style:name="N196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96P1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96P2" style:volatile="true">
      <loext:fill-character> </loext:fill-character>
      <number:text>- F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loext:min-decimal-places="0" number:min-integer-digits="1" number:grouping="true"/>
      <number:text> F</number:text>
    </number:number-style>
    <number:number-style style:name="N198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F</number:text>
    </number:number-style>
    <number:number-style style:name="N19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99P0"/>
    </number:number-style>
    <number:number-style style:name="N202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02P1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02P2" style:volatile="true">
      <loext:fill-character> </loext:fill-character>
      <number:text>- DM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05P1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loext:min-decimal-places="2" number:min-integer-digits="1" number:grouping="true"/>
      <number:text> </number:text>
    </number:number-style>
    <number:number-style style:name="N207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7P0"/>
    </number:number-style>
    <number:number-style style:name="N208">
      <number:number number:decimal-places="6" loext:min-decimal-places="6" number:min-integer-digits="1"/>
    </number:number-style>
    <number:number-style style:name="N210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10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time-style style:name="N211">
      <number:minutes number:style="long"/>
      <number:text>:</number:text>
      <number:seconds number:style="long"/>
    </number:time-style>
    <number:time-style style:name="N2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3">
      <number:minutes number:style="long"/>
      <number:text>:</number:text>
      <number:seconds number:style="long" number:decimal-places="1"/>
    </number:time-style>
    <number:number-style style:name="N214">
      <number:scientific-number number:decimal-places="1" loext:min-decimal-places="1" number:min-integer-digits="1" number:min-exponent-digits="1" loext:exponent-interval="1" loext:forced-exponent-sign="true"/>
    </number:number-style>
    <number:date-style style:name="N2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16">
      <number:text-content/>
      <style:map style:condition="value()&lt;=1.79769313486232E+308" style:apply-style-name="N216P0"/>
    </number:text-style>
    <number:date-style style:name="N217">
      <number:day/>
    </number:date-style>
    <number:date-style style:name="N218">
      <number:month number:style="long"/>
      <number:text>/</number:text>
      <number:year number:style="long"/>
    </number:date-style>
    <number:number-style style:name="N2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3P2" style:volatile="true">
      <loext:text> $</loext:text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29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9P2" style:volatile="true">
      <loext:text> Php</loext:text>
      <loext:fill-character> </loext:fill-character>
      <number:text>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2" style:volatile="true">
      <loext:text> $</loext:text>
      <loext:fill-character> </loext:fill-character>
      <number:text>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2" style:volatile="true">
      <loext:fill-character> </loext:fill-character>
      <number:text>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48P2" style:volatile="true">
      <loext:fill-character> </loext:fill-character>
      <number:text>-   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2P2" style:volatile="true">
      <loext:fill-character> </loext:fill-character>
      <number:text>- F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54P2" style:volatile="true">
      <loext:fill-character> </loext:fill-character>
      <number:text>- DM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6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6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§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3P0" style:volatile="true">
      <number:number number:decimal-places="0" loext:min-decimal-places="0" number:min-integer-digits="1" number:grouping="true"/>
      <number:text> </number:text>
    </number:number-style>
    <number:number-style style:name="N26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\</number:text>
      <number:number number:decimal-places="0" loext:min-decimal-places="0" number:min-integer-digits="1" number:grouping="true"/>
    </number:number-style>
    <number:number-style style:name="N265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65P0"/>
    </number:number-style>
    <number:number-style style:name="N267P0" style:volatile="true">
      <number:text>\</number:text>
      <number:number number:decimal-places="2" loext:min-decimal-places="2" number:min-integer-digits="1" number:grouping="true"/>
    </number:number-style>
    <number:number-style style:name="N267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67P0"/>
    </number:number-style>
    <number:number-style style:name="N268P0" style:volatile="true">
      <number:text>\</number:text>
      <number:number number:decimal-places="2" loext:min-decimal-places="2" number:min-integer-digits="1" number:grouping="true"/>
    </number:number-style>
    <number:number-style style:name="N268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0P0" style:volatile="true">
      <number:text>\</number:text>
      <number:number number:decimal-places="2" loext:min-decimal-places="2" number:min-integer-digits="1" number:grouping="true"/>
    </number:number-style>
    <number:number-style style:name="N270">
      <number:text>\\\\\\\\\\\-</number:text>
      <number:number number:decimal-places="2" loext:min-decimal-places="2" number:min-integer-digits="1" number:grouping="true"/>
      <style:map style:condition="value()&gt;=0" style:apply-style-name="N270P0"/>
    </number:number-style>
    <number:number-style style:name="N274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4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74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0" loext:min-decimal-places="0" number:min-integer-digits="1" number:grouping="true"/>
    </number:number-style>
    <number:number-style style:name="N277">
      <number:text>\\\\\\\\\\\\\\-</number:text>
      <number:number number:decimal-places="0" loext:min-decimal-places="0" number:min-integer-digits="1" number:grouping="true"/>
      <style:map style:condition="value()&gt;=0" style:apply-style-name="N277P0"/>
    </number:number-style>
    <number:number-style style:name="N278P0" style:volatile="true">
      <number:text>\</number:text>
      <number:number number:decimal-places="0" loext:min-decimal-places="0" number:min-integer-digits="1" number:grouping="true"/>
    </number:number-style>
    <number:number-style style:name="N278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78P0"/>
    </number:number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\</number:text>
      <number:number number:decimal-places="2" loext:min-decimal-places="2" number:min-integer-digits="1" number:grouping="true"/>
    </number:number-style>
    <number:number-style style:name="N281">
      <number:text>\\\\\\\\\\\\\\-</number:text>
      <number:number number:decimal-places="2" loext:min-decimal-places="2" number:min-integer-digits="1" number:grouping="true"/>
      <style:map style:condition="value()&gt;=0" style:apply-style-name="N281P0"/>
    </number:number-style>
    <number:date-style style:name="N282">
      <number:month/>
      <number:text>/</number:text>
      <number:day/>
      <number:text>/</number:text>
      <number:year number:style="long"/>
    </number:date-style>
    <number:number-style style:name="N283P0" style:volatile="true">
      <number:number number:decimal-places="0" loext:min-decimal-places="0" number:min-integer-digits="1" number:grouping="true"/>
      <number:text> </number:text>
    </number:number-style>
    <number:number-style style:name="N283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3P0"/>
    </number:number-style>
    <number:number-style style:name="N287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7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87P2" style:volatile="true">
      <loext:text> \</loext:text>
      <loext:fill-character> </loext:fill-character>
      <number:text>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text>\</number:text>
      <number:number number:decimal-places="2" loext:min-decimal-places="2" number:min-integer-digits="1" number:grouping="true"/>
    </number:number-style>
    <number:number-style style:name="N288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88P0"/>
    </number:number-style>
    <number:number-style style:name="N290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90P2" style:volatile="true">
      <loext:text> \</loext:text>
      <loext:fill-character> </loext:fill-character>
      <number:text>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29"/>
    <style:style style:name="CSRMO_5f_" style:display-name="CSRMO_" style:family="table-cell" style:parent-style-name="Default" style:data-style-name="N134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29"/>
    <style:style style:name="_a8_Œc_5e__5b_" style:display-name="¨Œc^[" style:family="table-cell" style:parent-style-name="Default" style:data-style-name="N137"/>
    <style:style style:name="_a8_Œc_5e__5f_" style:display-name="¨Œc^_" style:family="table-cell" style:parent-style-name="Default" style:data-style-name="N134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47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43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49"/>
    <style:style style:name="_3f__3f__3f__5f_00Q3902REV.1" style:display-name="???_00Q3902REV.1" style:family="table-cell" style:parent-style-name="Default" style:data-style-name="N134"/>
    <style:style style:name="_3f__3f__5b_0_5d__5f_BRE" style:display-name="??[0]_BRE" style:family="table-cell" style:parent-style-name="Default" style:data-style-name="N137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49"/>
    <style:style style:name="_5f_04-MOR_5f_nwgma" style:display-name="_04-MOR_nwgma" style:family="table-cell" style:parent-style-name="Default" style:data-style-name="N128"/>
    <style:style style:name="_5f_04-MOR_5f_nwgma_5f_04_20_MOR" style:display-name="_04-MOR_nwgma_04 MOR" style:family="table-cell" style:parent-style-name="Default" style:data-style-name="N150"/>
    <style:style style:name="_5f_04-MOR_5f_nwgma_5f_06_20_MOR" style:display-name="_04-MOR_nwgma_06 MOR" style:family="table-cell" style:parent-style-name="Default" style:data-style-name="N150"/>
    <style:style style:name="_5f_04-MOR_5f_nwgma_5f_06-2003" style:display-name="_04-MOR_nwgma_06-2003" style:family="table-cell" style:parent-style-name="Default" style:data-style-name="N128"/>
    <style:style style:name="_5f_04-MOR_5f_nwgma_5f_07-2003" style:display-name="_04-MOR_nwgma_07-2003" style:family="table-cell" style:parent-style-name="Default" style:data-style-name="N128"/>
    <style:style style:name="_5f_04-MOR_5f_nwgma_5f_08-FDS_20_CHARTS" style:display-name="_04-MOR_nwgma_08-FDS CHARTS" style:family="table-cell" style:parent-style-name="Default" style:data-style-name="N150"/>
    <style:style style:name="_5f_04-MOR_5f_nwgma_5f_1-_20_March_20_2003_20_MOR_20_Charts" style:display-name="_04-MOR_nwgma_1- March 2003 MOR Charts" style:family="table-cell" style:parent-style-name="Default" style:data-style-name="N128"/>
    <style:style style:name="_5f_04-MOR_5f_nwgma_5f_1-CGMA" style:display-name="_04-MOR_nwgma_1-CGMA" style:family="table-cell" style:parent-style-name="Default" style:data-style-name="N150"/>
    <style:style style:name="_5f_04-MOR_5f_nwgma_5f_1-NGMA" style:display-name="_04-MOR_nwgma_1-NGMA" style:family="table-cell" style:parent-style-name="Default" style:data-style-name="N128"/>
    <style:style style:name="_5f_04-MOR_5f_nwgma_5f_12-MOR" style:display-name="_04-MOR_nwgma_12-MOR" style:family="table-cell" style:parent-style-name="Default" style:data-style-name="N128"/>
    <style:style style:name="_5f_04-MOR_5f_nwgma_5f_2-CGMA" style:display-name="_04-MOR_nwgma_2-CGMA" style:family="table-cell" style:parent-style-name="Default" style:data-style-name="N150"/>
    <style:style style:name="_5f_04-MOR_5f_nwgma_5f_2003_20_DLR_20_WD_20_and_20_STT" style:display-name="_04-MOR_nwgma_2003 DLR WD and STT" style:family="table-cell" style:parent-style-name="Default" style:data-style-name="N128"/>
    <style:style style:name="_5f_04-MOR_5f_nwgma_5f_3-BBR" style:display-name="_04-MOR_nwgma_3-BBR" style:family="table-cell" style:parent-style-name="Default" style:data-style-name="N128"/>
    <style:style style:name="_5f_04-MOR_5f_nwgma_5f_4-NWGMA" style:display-name="_04-MOR_nwgma_4-NWGMA" style:family="table-cell" style:parent-style-name="Default" style:data-style-name="N128"/>
    <style:style style:name="_5f_04-MOR_5f_nwgma_5f_AA_20_Form" style:display-name="_04-MOR_nwgma_AA Form" style:family="table-cell" style:parent-style-name="Default" style:data-style-name="N150"/>
    <style:style style:name="_5f_04-MOR_5f_nwgma_5f_ACTIVE_20_OUTLET_20_TARGET_20_-_20_05_28_NEW_20_FORMAT_29_" style:display-name="_04-MOR_nwgma_ACTIVE OUTLET TARGET - 05(NEW FORMAT)" style:family="table-cell" style:parent-style-name="Default" style:data-style-name="N128"/>
    <style:style style:name="_5f_04-MOR_5f_nwgma_5f_ACTIVE_20_OUTLETS_20_TARGET_20_MONITORING" style:display-name="_04-MOR_nwgma_ACTIVE OUTLETS TARGET MONITORING" style:family="table-cell" style:parent-style-name="Default" style:data-style-name="N150"/>
    <style:style style:name="_5f_04-MOR_5f_nwgma_5f_Book2" style:display-name="_04-MOR_nwgma_Book2" style:family="table-cell" style:parent-style-name="Default" style:data-style-name="N150"/>
    <style:style style:name="_5f_04-MOR_5f_nwgma_5f_business_20_process" style:display-name="_04-MOR_nwgma_business process" style:family="table-cell" style:parent-style-name="Default" style:data-style-name="N150"/>
    <style:style style:name="_5f_04-MOR_5f_nwgma_5f_CGMA-MATERIALS" style:display-name="_04-MOR_nwgma_CGMA-MATERIALS" style:family="table-cell" style:parent-style-name="Default" style:data-style-name="N128"/>
    <style:style style:name="_5f_04-MOR_5f_nwgma_5f_CGMA_5f_May_20_MOR" style:display-name="_04-MOR_nwgma_CGMA_May MOR" style:family="table-cell" style:parent-style-name="Default" style:data-style-name="N150"/>
    <style:style style:name="_5f_04-MOR_5f_nwgma_5f_DEC_20_MOR" style:display-name="_04-MOR_nwgma_DEC MOR" style:family="table-cell" style:parent-style-name="Default" style:data-style-name="N150"/>
    <style:style style:name="_5f_04-MOR_5f_nwgma_5f_Dec_20_Pres_27_n" style:display-name="_04-MOR_nwgma_Dec Pres'n" style:family="table-cell" style:parent-style-name="Default" style:data-style-name="N128"/>
    <style:style style:name="_5f_04-MOR_5f_nwgma_5f_DECEMBER_20_MOR_20_Presentation" style:display-name="_04-MOR_nwgma_DECEMBER MOR Presentation" style:family="table-cell" style:parent-style-name="Default" style:data-style-name="N128"/>
    <style:style style:name="_5f_04-MOR_5f_nwgma_5f_Direct_20_Outlet_5f_Active_20_Outlet_20_Coverage_20_Chart" style:display-name="_04-MOR_nwgma_Direct Outlet_Active Outlet Coverage Chart" style:family="table-cell" style:parent-style-name="Default" style:data-style-name="N150"/>
    <style:style style:name="_5f_04-MOR_5f_nwgma_5f_DLR_20_FGS-july" style:display-name="_04-MOR_nwgma_DLR FGS-july" style:family="table-cell" style:parent-style-name="Default" style:data-style-name="N128"/>
    <style:style style:name="_5f_04-MOR_5f_nwgma_5f_FE" style:display-name="_04-MOR_nwgma_FE" style:family="table-cell" style:parent-style-name="Default" style:data-style-name="N150"/>
    <style:style style:name="_5f_04-MOR_5f_nwgma_5f_FE_20_TO_20_SMBX" style:display-name="_04-MOR_nwgma_FE TO SMBX" style:family="table-cell" style:parent-style-name="Default" style:data-style-name="N150"/>
    <style:style style:name="_5f_04-MOR_5f_nwgma_5f_FGS_20_4TH_20_QTR_20_REVISION" style:display-name="_04-MOR_nwgma_FGS 4TH QTR REVISION" style:family="table-cell" style:parent-style-name="Default" style:data-style-name="N128"/>
    <style:style style:name="_5f_04-MOR_5f_nwgma_5f_FORMAT_5f_PARETO_5f_AREA" style:display-name="_04-MOR_nwgma_FORMAT_PARETO_AREA" style:family="table-cell" style:parent-style-name="Default" style:data-style-name="N150"/>
    <style:style style:name="_5f_04-MOR_5f_nwgma_5f_Formats_20_for_20_June_20_3_20_and_20_4_20_AMT_20_Meeting" style:display-name="_04-MOR_nwgma_Formats for June 3 and 4 AMT Meeting" style:family="table-cell" style:parent-style-name="Default" style:data-style-name="N128"/>
    <style:style style:name="_5f_04-MOR_5f_nwgma_5f_Geographic_20_Pareto_20__28_Rev_29_" style:display-name="_04-MOR_nwgma_Geographic Pareto (Rev)" style:family="table-cell" style:parent-style-name="Default" style:data-style-name="N128"/>
    <style:style style:name="_5f_04-MOR_5f_nwgma_5f_Geographic_20_Pareto_20__28_Rev_29_.xls_20_Chart_20_1" style:display-name="_04-MOR_nwgma_Geographic Pareto (Rev).xls Chart 1" style:family="table-cell" style:parent-style-name="Default" style:data-style-name="N150"/>
    <style:style style:name="_5f_04-MOR_5f_nwgma_5f_highlights" style:display-name="_04-MOR_nwgma_highlights" style:family="table-cell" style:parent-style-name="Default" style:data-style-name="N150"/>
    <style:style style:name="_5f_04-MOR_5f_nwgma_5f_HL_20__26__20_POT" style:display-name="_04-MOR_nwgma_HL &amp; POT" style:family="table-cell" style:parent-style-name="Default" style:data-style-name="N150"/>
    <style:style style:name="_5f_04-MOR_5f_nwgma_5f_HL_20__26__20_POT_20_CONVERSION" style:display-name="_04-MOR_nwgma_HL &amp; POT CONVERSION" style:family="table-cell" style:parent-style-name="Default" style:data-style-name="N150"/>
    <style:style style:name="_5f_04-MOR_5f_nwgma_5f_June_20_2003_20_MOR_20_Charts" style:display-name="_04-MOR_nwgma_June 2003 MOR Charts" style:family="table-cell" style:parent-style-name="Default" style:data-style-name="N128"/>
    <style:style style:name="_5f_04-MOR_5f_nwgma_5f_JUNE_20_MOR_20_Presentation" style:display-name="_04-MOR_nwgma_JUNE MOR Presentation" style:family="table-cell" style:parent-style-name="Default" style:data-style-name="N128"/>
    <style:style style:name="_5f_04-MOR_5f_nwgma_5f_JUNE_20_MOR_20_Presentation_20_Revised_5f_FINAL" style:display-name="_04-MOR_nwgma_JUNE MOR Presentation Revised_FINAL" style:family="table-cell" style:parent-style-name="Default" style:data-style-name="N128"/>
    <style:style style:name="_5f_04-MOR_5f_nwgma_5f_June_20_Presentation_20_Materials" style:display-name="_04-MOR_nwgma_June Presentation Materials" style:family="table-cell" style:parent-style-name="Default" style:data-style-name="N128"/>
    <style:style style:name="_5f_04-MOR_5f_nwgma_5f_Monthly_20_BP" style:display-name="_04-MOR_nwgma_Monthly BP" style:family="table-cell" style:parent-style-name="Default" style:data-style-name="N128"/>
    <style:style style:name="_5f_04-MOR_5f_nwgma_5f_new_20_forms" style:display-name="_04-MOR_nwgma_new forms" style:family="table-cell" style:parent-style-name="Default" style:data-style-name="N150"/>
    <style:style style:name="_5f_04-MOR_5f_nwgma_5f_PARETO" style:display-name="_04-MOR_nwgma_PARETO" style:family="table-cell" style:parent-style-name="Default" style:data-style-name="N150"/>
    <style:style style:name="_5f_04-MOR_5f_nwgma_5f_Pareto_28_with_20_monthly_20_monitoring_29_" style:display-name="_04-MOR_nwgma_Pareto(with monthly monitoring)" style:family="table-cell" style:parent-style-name="Default" style:data-style-name="N150"/>
    <style:style style:name="_5f_04-MOR_5f_nwgma_5f_PER_20_DIST" style:display-name="_04-MOR_nwgma_PER DIST" style:family="table-cell" style:parent-style-name="Default" style:data-style-name="N150"/>
    <style:style style:name="_5f_04-MOR_5f_nwgma_5f_REVISED_20_HYLYTS_20_-_20_new_20_forms" style:display-name="_04-MOR_nwgma_REVISED HYLYTS - new forms" style:family="table-cell" style:parent-style-name="Default" style:data-style-name="N150"/>
    <style:style style:name="_5f_04-MOR_5f_nwgma_5f_rtw_20_revised" style:display-name="_04-MOR_nwgma_rtw revised" style:family="table-cell" style:parent-style-name="Default" style:data-style-name="N152"/>
    <style:style style:name="_5f_04-MOR_5f_nwgma_5f_sept." style:display-name="_04-MOR_nwgma_sept." style:family="table-cell" style:parent-style-name="Default" style:data-style-name="N150"/>
    <style:style style:name="_5f_04-MOR_5f_nwgma_5f_September" style:display-name="_04-MOR_nwgma_September" style:family="table-cell" style:parent-style-name="Default" style:data-style-name="N150"/>
    <style:style style:name="_5f_04-MOR_5f_nwgma_5f_WS_20_PROGRAM" style:display-name="_04-MOR_nwgma_WS PROGRAM" style:family="table-cell" style:parent-style-name="Default" style:data-style-name="N150"/>
    <style:style style:name="_5f_04-MOR_5f_nwgma_5f_WSP_5f_REVISED" style:display-name="_04-MOR_nwgma_WSP_REVISED" style:family="table-cell" style:parent-style-name="Default" style:data-style-name="N150"/>
    <style:style style:name="_5f_04-MOR_5f_nwgma_5f_WSP_5f_REVISED-August" style:display-name="_04-MOR_nwgma_WSP_REVISED-August" style:family="table-cell" style:parent-style-name="Default" style:data-style-name="N150"/>
    <style:style style:name="_5f_04-MOR_5f_nwgma_5f_WSP_5f_REVISED-September" style:display-name="_04-MOR_nwgma_WSP_REVISED-September" style:family="table-cell" style:parent-style-name="Default" style:data-style-name="N150"/>
    <style:style style:name="_5f_06_20_MOR" style:display-name="_06 MOR" style:family="table-cell" style:parent-style-name="Default" style:data-style-name="N149"/>
    <style:style style:name="_5f_06-2003" style:display-name="_06-2003" style:family="table-cell" style:parent-style-name="Default" style:data-style-name="N153"/>
    <style:style style:name="_5f_07-2003" style:display-name="_07-2003" style:family="table-cell" style:parent-style-name="Default" style:data-style-name="N153"/>
    <style:style style:name="_5f_08-FDS_20_CHARTS" style:display-name="_08-FDS CHARTS" style:family="table-cell" style:parent-style-name="Default" style:data-style-name="N149"/>
    <style:style style:name="_5f_1-_20_March_20_2003_20_MOR_20_Charts" style:display-name="_1- March 2003 MOR Charts" style:family="table-cell" style:parent-style-name="Default" style:data-style-name="N153"/>
    <style:style style:name="_5f_1-CGMA" style:display-name="_1-CGMA" style:family="table-cell" style:parent-style-name="Default" style:data-style-name="N149"/>
    <style:style style:name="_5f_1-NGMA" style:display-name="_1-NGMA" style:family="table-cell" style:parent-style-name="Default" style:data-style-name="N153"/>
    <style:style style:name="_5f_11-NWGMA" style:display-name="_11-NWGMA" style:family="table-cell" style:parent-style-name="Default" style:data-style-name="N151"/>
    <style:style style:name="_5f_12-MOR" style:display-name="_12-MOR" style:family="table-cell" style:parent-style-name="Default" style:data-style-name="N153"/>
    <style:style style:name="_5f_2-CGMA" style:display-name="_2-CGMA" style:family="table-cell" style:parent-style-name="Default" style:data-style-name="N149"/>
    <style:style style:name="_5f_2003_20_DLR_20_WD_20_and_20_STT" style:display-name="_2003 DLR WD and STT" style:family="table-cell" style:parent-style-name="Default" style:data-style-name="N153"/>
    <style:style style:name="_5f_3-BBR" style:display-name="_3-BBR" style:family="table-cell" style:parent-style-name="Default" style:data-style-name="N153"/>
    <style:style style:name="_5f_4-NWGMA" style:display-name="_4-NWGMA" style:family="table-cell" style:parent-style-name="Default" style:data-style-name="N153"/>
    <style:style style:name="_5f_AA_20_Form" style:display-name="_AA Form" style:family="table-cell" style:parent-style-name="Default" style:data-style-name="N149"/>
    <style:style style:name="_5f_ACTIVE_20_OUTLET_20_TARGET_20_-_20_05_28_NEW_20_FORMAT_29_" style:display-name="_ACTIVE OUTLET TARGET - 05(NEW FORMAT)" style:family="table-cell" style:parent-style-name="Default" style:data-style-name="N153"/>
    <style:style style:name="_5f_Active_20_Outlets_20_-_20_GNR" style:display-name="_Active Outlets - GNR" style:family="table-cell" style:parent-style-name="Default" style:data-style-name="N153"/>
    <style:style style:name="_5f_ACTIVE_20_OUTLETS_20_TARGET_20_MONITORING" style:display-name="_ACTIVE OUTLETS TARGET MONITORING" style:family="table-cell" style:parent-style-name="Default" style:data-style-name="N149"/>
    <style:style style:name="_5f_AD_20_HOC_5f_MKT_20_SHARE_5f_2002" style:display-name="_AD HOC_MKT SHARE_2002" style:family="table-cell" style:parent-style-name="Default" style:data-style-name="N134"/>
    <style:style style:name="_5f_Book2" style:display-name="_Book2" style:family="table-cell" style:parent-style-name="Default" style:data-style-name="N149"/>
    <style:style style:name="_5f_business_20_process" style:display-name="_business process" style:family="table-cell" style:parent-style-name="Default" style:data-style-name="N149"/>
    <style:style style:name="_5f_CGMA-MATERIALS" style:display-name="_CGMA-MATERIALS" style:family="table-cell" style:parent-style-name="Default" style:data-style-name="N153"/>
    <style:style style:name="_5f_CGMA_5f_May_20_MOR" style:display-name="_CGMA_May MOR" style:family="table-cell" style:parent-style-name="Default" style:data-style-name="N149"/>
    <style:style style:name="_5f_Dealer_20_Performance_20_Monitoring" style:display-name="_Dealer Performance Monitoring" style:family="table-cell" style:parent-style-name="Default" style:data-style-name="N153"/>
    <style:style style:name="_5f_Dealer_20_Performance_20_Monitoring_5f_04_20_MOR" style:display-name="_Dealer Performance Monitoring_04 MOR" style:family="table-cell" style:parent-style-name="Default" style:data-style-name="N149"/>
    <style:style style:name="_5f_Dealer_20_Performance_20_Monitoring_5f_06_20_MOR" style:display-name="_Dealer Performance Monitoring_06 MOR" style:family="table-cell" style:parent-style-name="Default" style:data-style-name="N149"/>
    <style:style style:name="_5f_Dealer_20_Performance_20_Monitoring_5f_06-2003" style:display-name="_Dealer Performance Monitoring_06-2003" style:family="table-cell" style:parent-style-name="Default" style:data-style-name="N153"/>
    <style:style style:name="_5f_Dealer_20_Performance_20_Monitoring_5f_07-2003" style:display-name="_Dealer Performance Monitoring_07-2003" style:family="table-cell" style:parent-style-name="Default" style:data-style-name="N153"/>
    <style:style style:name="_5f_Dealer_20_Performance_20_Monitoring_5f_08-FDS_20_CHARTS" style:display-name="_Dealer Performance Monitoring_08-FDS CHARTS" style:family="table-cell" style:parent-style-name="Default" style:data-style-name="N149"/>
    <style:style style:name="_5f_Dealer_20_Performance_20_Monitoring_5f_1-_20_March_20_2003_20_MOR_20_Charts" style:display-name="_Dealer Performance Monitoring_1- March 2003 MOR Charts" style:family="table-cell" style:parent-style-name="Default" style:data-style-name="N153"/>
    <style:style style:name="_5f_Dealer_20_Performance_20_Monitoring_5f_1-CGMA" style:display-name="_Dealer Performance Monitoring_1-CGMA" style:family="table-cell" style:parent-style-name="Default" style:data-style-name="N149"/>
    <style:style style:name="_5f_Dealer_20_Performance_20_Monitoring_5f_1-NGMA" style:display-name="_Dealer Performance Monitoring_1-NGMA" style:family="table-cell" style:parent-style-name="Default" style:data-style-name="N153"/>
    <style:style style:name="_5f_Dealer_20_Performance_20_Monitoring_5f_11-NWGMA" style:display-name="_Dealer Performance Monitoring_11-NWGMA" style:family="table-cell" style:parent-style-name="Default" style:data-style-name="N151"/>
    <style:style style:name="_5f_Dealer_20_Performance_20_Monitoring_5f_12-MOR" style:display-name="_Dealer Performance Monitoring_12-MOR" style:family="table-cell" style:parent-style-name="Default" style:data-style-name="N153"/>
    <style:style style:name="_5f_Dealer_20_Performance_20_Monitoring_5f_2-CGMA" style:display-name="_Dealer Performance Monitoring_2-CGMA" style:family="table-cell" style:parent-style-name="Default" style:data-style-name="N149"/>
    <style:style style:name="_5f_Dealer_20_Performance_20_Monitoring_5f_2003_20_DLR_20_WD_20_and_20_STT" style:display-name="_Dealer Performance Monitoring_2003 DLR WD and STT" style:family="table-cell" style:parent-style-name="Default" style:data-style-name="N153"/>
    <style:style style:name="_5f_Dealer_20_Performance_20_Monitoring_5f_3-BBR" style:display-name="_Dealer Performance Monitoring_3-BBR" style:family="table-cell" style:parent-style-name="Default" style:data-style-name="N153"/>
    <style:style style:name="_5f_Dealer_20_Performance_20_Monitoring_5f_4-NWGMA" style:display-name="_Dealer Performance Monitoring_4-NWGMA" style:family="table-cell" style:parent-style-name="Default" style:data-style-name="N153"/>
    <style:style style:name="_5f_Dealer_20_Performance_20_Monitoring_5f_AA_20_Form" style:display-name="_Dealer Performance Monitoring_AA Form" style:family="table-cell" style:parent-style-name="Default" style:data-style-name="N149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53"/>
    <style:style style:name="_5f_Dealer_20_Performance_20_Monitoring_5f_Active_20_Outlets_20_-_20_GNR" style:display-name="_Dealer Performance Monitoring_Active Outlets - GNR" style:family="table-cell" style:parent-style-name="Default" style:data-style-name="N153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49"/>
    <style:style style:name="_5f_Dealer_20_Performance_20_Monitoring_5f_Book2" style:display-name="_Dealer Performance Monitoring_Book2" style:family="table-cell" style:parent-style-name="Default" style:data-style-name="N149"/>
    <style:style style:name="_5f_Dealer_20_Performance_20_Monitoring_5f_business_20_process" style:display-name="_Dealer Performance Monitoring_business process" style:family="table-cell" style:parent-style-name="Default" style:data-style-name="N149"/>
    <style:style style:name="_5f_Dealer_20_Performance_20_Monitoring_5f_CGMA-MATERIALS" style:display-name="_Dealer Performance Monitoring_CGMA-MATERIALS" style:family="table-cell" style:parent-style-name="Default" style:data-style-name="N153"/>
    <style:style style:name="_5f_Dealer_20_Performance_20_Monitoring_5f_CGMA_5f_May_20_MOR" style:display-name="_Dealer Performance Monitoring_CGMA_May MOR" style:family="table-cell" style:parent-style-name="Default" style:data-style-name="N149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34"/>
    <style:style style:name="_5f_Dealer_20_Performance_20_Monitoring_5f_DEC_20_MOR" style:display-name="_Dealer Performance Monitoring_DEC MOR" style:family="table-cell" style:parent-style-name="Default" style:data-style-name="N149"/>
    <style:style style:name="_5f_Dealer_20_Performance_20_Monitoring_5f_Dec_20_Pres_27_n" style:display-name="_Dealer Performance Monitoring_Dec Pres'n" style:family="table-cell" style:parent-style-name="Default" style:data-style-name="N153"/>
    <style:style style:name="_5f_Dealer_20_Performance_20_Monitoring_5f_DECEMBER_20_MOR_20_Presentation" style:display-name="_Dealer Performance Monitoring_DECEMBER MOR Presentation" style:family="table-cell" style:parent-style-name="Default" style:data-style-name="N153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49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54"/>
    <style:style style:name="_5f_Dealer_20_Performance_20_Monitoring_5f_DLR_20_FGS-july" style:display-name="_Dealer Performance Monitoring_DLR FGS-july" style:family="table-cell" style:parent-style-name="Default" style:data-style-name="N153"/>
    <style:style style:name="_5f_Dealer_20_Performance_20_Monitoring_5f_FE" style:display-name="_Dealer Performance Monitoring_FE" style:family="table-cell" style:parent-style-name="Default" style:data-style-name="N149"/>
    <style:style style:name="_5f_Dealer_20_Performance_20_Monitoring_5f_FE_20_TO_20_SMBX" style:display-name="_Dealer Performance Monitoring_FE TO SMBX" style:family="table-cell" style:parent-style-name="Default" style:data-style-name="N149"/>
    <style:style style:name="_5f_Dealer_20_Performance_20_Monitoring_5f_FGS_20_4TH_20_QTR_20_REVISION" style:display-name="_Dealer Performance Monitoring_FGS 4TH QTR REVISION" style:family="table-cell" style:parent-style-name="Default" style:data-style-name="N153"/>
    <style:style style:name="_5f_Dealer_20_Performance_20_Monitoring_5f_FORMAT_5f_PARETO_5f_AREA" style:display-name="_Dealer Performance Monitoring_FORMAT_PARETO_AREA" style:family="table-cell" style:parent-style-name="Default" style:data-style-name="N149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53"/>
    <style:style style:name="_5f_Dealer_20_Performance_20_Monitoring_5f_Geographic_20_Pareto_20__28_Rev_29_" style:display-name="_Dealer Performance Monitoring_Geographic Pareto (Rev)" style:family="table-cell" style:parent-style-name="Default" style:data-style-name="N153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49"/>
    <style:style style:name="_5f_Dealer_20_Performance_20_Monitoring_5f_highlights" style:display-name="_Dealer Performance Monitoring_highlights" style:family="table-cell" style:parent-style-name="Default" style:data-style-name="N149"/>
    <style:style style:name="_5f_Dealer_20_Performance_20_Monitoring_5f_HL_20__26__20_POT" style:display-name="_Dealer Performance Monitoring_HL &amp; POT" style:family="table-cell" style:parent-style-name="Default" style:data-style-name="N149"/>
    <style:style style:name="_5f_Dealer_20_Performance_20_Monitoring_5f_HL_20__26__20_POT_20_CONVERSION" style:display-name="_Dealer Performance Monitoring_HL &amp; POT CONVERSION" style:family="table-cell" style:parent-style-name="Default" style:data-style-name="N149"/>
    <style:style style:name="_5f_Dealer_20_Performance_20_Monitoring_5f_June_20_2003_20_MOR_20_Charts" style:display-name="_Dealer Performance Monitoring_June 2003 MOR Charts" style:family="table-cell" style:parent-style-name="Default" style:data-style-name="N153"/>
    <style:style style:name="_5f_Dealer_20_Performance_20_Monitoring_5f_JUNE_20_MOR_20_Presentation" style:display-name="_Dealer Performance Monitoring_JUNE MOR Presentation" style:family="table-cell" style:parent-style-name="Default" style:data-style-name="N153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53"/>
    <style:style style:name="_5f_Dealer_20_Performance_20_Monitoring_5f_June_20_Presentation_20_Materials" style:display-name="_Dealer Performance Monitoring_June Presentation Materials" style:family="table-cell" style:parent-style-name="Default" style:data-style-name="N153"/>
    <style:style style:name="_5f_Dealer_20_Performance_20_Monitoring_5f_MAY_20_MOR_20_Presentation" style:display-name="_Dealer Performance Monitoring_MAY MOR Presentation" style:family="table-cell" style:parent-style-name="Default" style:data-style-name="N155"/>
    <style:style style:name="_5f_Dealer_20_Performance_20_Monitoring_5f_Monthly_20_BP" style:display-name="_Dealer Performance Monitoring_Monthly BP" style:family="table-cell" style:parent-style-name="Default" style:data-style-name="N153"/>
    <style:style style:name="_5f_Dealer_20_Performance_20_Monitoring_5f_new_20_forms" style:display-name="_Dealer Performance Monitoring_new forms" style:family="table-cell" style:parent-style-name="Default" style:data-style-name="N149"/>
    <style:style style:name="_5f_Dealer_20_Performance_20_Monitoring_5f_NWGMA-Outlet_20_Mix_20__28_Nov_29_" style:display-name="_Dealer Performance Monitoring_NWGMA-Outlet Mix (Nov)" style:family="table-cell" style:parent-style-name="Default" style:data-style-name="N153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49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49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53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53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49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53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49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53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53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49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53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53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49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53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53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49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49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49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53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49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49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53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53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49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55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53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49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49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53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49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53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53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49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49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49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49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53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53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53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53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53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49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49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49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49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54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49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49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49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53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49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49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49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55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55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49"/>
    <style:style style:name="_5f_Dealer_20_Performance_20_Monitoring_5f_PARETO" style:display-name="_Dealer Performance Monitoring_PARETO" style:family="table-cell" style:parent-style-name="Default" style:data-style-name="N149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49"/>
    <style:style style:name="_5f_Dealer_20_Performance_20_Monitoring_5f_PER_20_DIST" style:display-name="_Dealer Performance Monitoring_PER DIST" style:family="table-cell" style:parent-style-name="Default" style:data-style-name="N149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49"/>
    <style:style style:name="_5f_Dealer_20_Performance_20_Monitoring_5f_rtw_20_revised" style:display-name="_Dealer Performance Monitoring_rtw revised" style:family="table-cell" style:parent-style-name="Default" style:data-style-name="N154"/>
    <style:style style:name="_5f_Dealer_20_Performance_20_Monitoring_5f_sept." style:display-name="_Dealer Performance Monitoring_sept." style:family="table-cell" style:parent-style-name="Default" style:data-style-name="N149"/>
    <style:style style:name="_5f_Dealer_20_Performance_20_Monitoring_5f_September" style:display-name="_Dealer Performance Monitoring_September" style:family="table-cell" style:parent-style-name="Default" style:data-style-name="N149"/>
    <style:style style:name="_5f_Dealer_20_Performance_20_Monitoring_5f_SEPTEMBER_20_MOR_20_Presentation" style:display-name="_Dealer Performance Monitoring_SEPTEMBER MOR Presentation" style:family="table-cell" style:parent-style-name="Default" style:data-style-name="N153"/>
    <style:style style:name="_5f_Dealer_20_Performance_20_Monitoring_5f_WS_20_PROGRAM" style:display-name="_Dealer Performance Monitoring_WS PROGRAM" style:family="table-cell" style:parent-style-name="Default" style:data-style-name="N149"/>
    <style:style style:name="_5f_Dealer_20_Performance_20_Monitoring_5f_WSP_5f_REVISED" style:display-name="_Dealer Performance Monitoring_WSP_REVISED" style:family="table-cell" style:parent-style-name="Default" style:data-style-name="N149"/>
    <style:style style:name="_5f_Dealer_20_Performance_20_Monitoring_5f_WSP_5f_REVISED-August" style:display-name="_Dealer Performance Monitoring_WSP_REVISED-August" style:family="table-cell" style:parent-style-name="Default" style:data-style-name="N149"/>
    <style:style style:name="_5f_Dealer_20_Performance_20_Monitoring_5f_WSP_5f_Revised-December" style:display-name="_Dealer Performance Monitoring_WSP_Revised-December" style:family="table-cell" style:parent-style-name="Default" style:data-style-name="N154"/>
    <style:style style:name="_5f_Dealer_20_Performance_20_Monitoring_5f_WSP_5f_Revised-November" style:display-name="_Dealer Performance Monitoring_WSP_Revised-November" style:family="table-cell" style:parent-style-name="Default" style:data-style-name="N154"/>
    <style:style style:name="_5f_Dealer_20_Performance_20_Monitoring_5f_WSP_5f_REVISED-September" style:display-name="_Dealer Performance Monitoring_WSP_REVISED-September" style:family="table-cell" style:parent-style-name="Default" style:data-style-name="N149"/>
    <style:style style:name="_5f_Dealer_20_Weekly_20_Withdrawal_20_Target_20_-_20_FEB_27_03" style:display-name="_Dealer Weekly Withdrawal Target - FEB'03" style:family="table-cell" style:parent-style-name="Default" style:data-style-name="N134"/>
    <style:style style:name="_5f_DEC_20_MOR" style:display-name="_DEC MOR" style:family="table-cell" style:parent-style-name="Default" style:data-style-name="N149"/>
    <style:style style:name="_5f_Dec_20_Pres_27_n" style:display-name="_Dec Pres'n" style:family="table-cell" style:parent-style-name="Default" style:data-style-name="N153"/>
    <style:style style:name="_5f_DECEMBER_20_MOR_20_Presentation" style:display-name="_DECEMBER MOR Presentation" style:family="table-cell" style:parent-style-name="Default" style:data-style-name="N153"/>
    <style:style style:name="_5f_Direct_20_Outlet_5f_Active_20_Outlet_20_Coverage_20_Chart" style:display-name="_Direct Outlet_Active Outlet Coverage Chart" style:family="table-cell" style:parent-style-name="Default" style:data-style-name="N149"/>
    <style:style style:name="_5f_DIST._20_1_20_MOR_20_CHARTS_20_NOVEMBER_20_2003" style:display-name="_DIST. 1 MOR CHARTS NOVEMBER 2003" style:family="table-cell" style:parent-style-name="Default" style:data-style-name="N154"/>
    <style:style style:name="_5f_DLR_20_FGS-july" style:display-name="_DLR FGS-july" style:family="table-cell" style:parent-style-name="Default" style:data-style-name="N153"/>
    <style:style style:name="_5f_FE" style:display-name="_FE" style:family="table-cell" style:parent-style-name="Default" style:data-style-name="N149"/>
    <style:style style:name="_5f_FE_20_TO_20_SMBX" style:display-name="_FE TO SMBX" style:family="table-cell" style:parent-style-name="Default" style:data-style-name="N149"/>
    <style:style style:name="_5f_FGS_20_4TH_20_QTR_20_REVISION" style:display-name="_FGS 4TH QTR REVISION" style:family="table-cell" style:parent-style-name="Default" style:data-style-name="N153"/>
    <style:style style:name="_5f_FORMAT_5f_PARETO_5f_AREA" style:display-name="_FORMAT_PARETO_AREA" style:family="table-cell" style:parent-style-name="Default" style:data-style-name="N149"/>
    <style:style style:name="_5f_Formats_20_for_20_June_20_3_20_and_20_4_20_AMT_20_Meeting" style:display-name="_Formats for June 3 and 4 AMT Meeting" style:family="table-cell" style:parent-style-name="Default" style:data-style-name="N153"/>
    <style:style style:name="_5f_Geographic_20_Pareto_20__28_Rev_29_" style:display-name="_Geographic Pareto (Rev)" style:family="table-cell" style:parent-style-name="Default" style:data-style-name="N153"/>
    <style:style style:name="_5f_Geographic_20_Pareto_20__28_Rev_29_.xls_20_Chart_20_1" style:display-name="_Geographic Pareto (Rev).xls Chart 1" style:family="table-cell" style:parent-style-name="Default" style:data-style-name="N149"/>
    <style:style style:name="_5f_highlights" style:display-name="_highlights" style:family="table-cell" style:parent-style-name="Default" style:data-style-name="N149"/>
    <style:style style:name="_5f_HL_20__26__20_POT" style:display-name="_HL &amp; POT" style:family="table-cell" style:parent-style-name="Default" style:data-style-name="N149"/>
    <style:style style:name="_5f_HL_20__26__20_POT_20_CONVERSION" style:display-name="_HL &amp; POT CONVERSION" style:family="table-cell" style:parent-style-name="Default" style:data-style-name="N149"/>
    <style:style style:name="_5f_June_20_2003_20_MOR_20_Charts" style:display-name="_June 2003 MOR Charts" style:family="table-cell" style:parent-style-name="Default" style:data-style-name="N153"/>
    <style:style style:name="_5f_JUNE_20_MOR_20_Presentation" style:display-name="_JUNE MOR Presentation" style:family="table-cell" style:parent-style-name="Default" style:data-style-name="N153"/>
    <style:style style:name="_5f_JUNE_20_MOR_20_Presentation_20_Revised_5f_FINAL" style:display-name="_JUNE MOR Presentation Revised_FINAL" style:family="table-cell" style:parent-style-name="Default" style:data-style-name="N153"/>
    <style:style style:name="_5f_June_20_Presentation_20_Materials" style:display-name="_June Presentation Materials" style:family="table-cell" style:parent-style-name="Default" style:data-style-name="N153"/>
    <style:style style:name="_5f_MAY_20_MOR_20_Presentation" style:display-name="_MAY MOR Presentation" style:family="table-cell" style:parent-style-name="Default" style:data-style-name="N155"/>
    <style:style style:name="_5f_Monthly_20_BP" style:display-name="_Monthly BP" style:family="table-cell" style:parent-style-name="Default" style:data-style-name="N153"/>
    <style:style style:name="_5f_MOR_5f_NOVEMBER" style:display-name="_MOR_NOVEMBER" style:family="table-cell" style:parent-style-name="Default" style:data-style-name="N134"/>
    <style:style style:name="_5f_MOR_5f_NOVEMBER_5f_AD_20_HOC_5f_MKT_20_SHARE_5f_2002" style:display-name="_MOR_NOVEMBER_AD HOC_MKT SHARE_2002" style:family="table-cell" style:parent-style-name="Default" style:data-style-name="N153"/>
    <style:style style:name="_5f_MOR_5f_NOVEMBER_5f_AD_20_HOC_5f_MKT_20_SHARE_5f_2002_5f_04_20_MOR" style:display-name="_MOR_NOVEMBER_AD HOC_MKT SHARE_2002_04 MOR" style:family="table-cell" style:parent-style-name="Default" style:data-style-name="N149"/>
    <style:style style:name="_5f_MOR_5f_NOVEMBER_5f_AD_20_HOC_5f_MKT_20_SHARE_5f_2002_5f_04-MOR_5f_nwgma" style:display-name="_MOR_NOVEMBER_AD HOC_MKT SHARE_2002_04-MOR_nwgma" style:family="table-cell" style:parent-style-name="Default" style:data-style-name="N128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50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50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28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28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50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28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50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28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28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50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28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28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28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50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28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50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50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50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28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50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50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28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28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50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28"/>
    <style:style style:name="_5f_MOR_5f_NOVEMBER_5f_AD_20_HOC_5f_MKT_20_SHARE_5f_2002_5f_04-MOR_5f_nwgma_5f_FE" style:display-name="_MOR_NOVEMBER_AD HOC_MKT SHARE_2002_04-MOR_nwgma_FE" style:family="table-cell" style:parent-style-name="Default" style:data-style-name="N150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50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28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50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28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28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50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50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50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50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28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28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28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28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28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50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50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50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50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50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52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50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50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50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50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50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50"/>
    <style:style style:name="_5f_MOR_5f_NOVEMBER_5f_AD_20_HOC_5f_MKT_20_SHARE_5f_2002_5f_06_20_MOR" style:display-name="_MOR_NOVEMBER_AD HOC_MKT SHARE_2002_06 MOR" style:family="table-cell" style:parent-style-name="Default" style:data-style-name="N149"/>
    <style:style style:name="_5f_MOR_5f_NOVEMBER_5f_AD_20_HOC_5f_MKT_20_SHARE_5f_2002_5f_06-2003" style:display-name="_MOR_NOVEMBER_AD HOC_MKT SHARE_2002_06-2003" style:family="table-cell" style:parent-style-name="Default" style:data-style-name="N153"/>
    <style:style style:name="_5f_MOR_5f_NOVEMBER_5f_AD_20_HOC_5f_MKT_20_SHARE_5f_2002_5f_07-2003" style:display-name="_MOR_NOVEMBER_AD HOC_MKT SHARE_2002_07-2003" style:family="table-cell" style:parent-style-name="Default" style:data-style-name="N153"/>
    <style:style style:name="_5f_MOR_5f_NOVEMBER_5f_AD_20_HOC_5f_MKT_20_SHARE_5f_2002_5f_08-FDS_20_CHARTS" style:display-name="_MOR_NOVEMBER_AD HOC_MKT SHARE_2002_08-FDS CHARTS" style:family="table-cell" style:parent-style-name="Default" style:data-style-name="N149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53"/>
    <style:style style:name="_5f_MOR_5f_NOVEMBER_5f_AD_20_HOC_5f_MKT_20_SHARE_5f_2002_5f_1-CGMA" style:display-name="_MOR_NOVEMBER_AD HOC_MKT SHARE_2002_1-CGMA" style:family="table-cell" style:parent-style-name="Default" style:data-style-name="N149"/>
    <style:style style:name="_5f_MOR_5f_NOVEMBER_5f_AD_20_HOC_5f_MKT_20_SHARE_5f_2002_5f_1-NGMA" style:display-name="_MOR_NOVEMBER_AD HOC_MKT SHARE_2002_1-NGMA" style:family="table-cell" style:parent-style-name="Default" style:data-style-name="N153"/>
    <style:style style:name="_5f_MOR_5f_NOVEMBER_5f_AD_20_HOC_5f_MKT_20_SHARE_5f_2002_5f_11-NWGMA" style:display-name="_MOR_NOVEMBER_AD HOC_MKT SHARE_2002_11-NWGMA" style:family="table-cell" style:parent-style-name="Default" style:data-style-name="N151"/>
    <style:style style:name="_5f_MOR_5f_NOVEMBER_5f_AD_20_HOC_5f_MKT_20_SHARE_5f_2002_5f_12-MOR" style:display-name="_MOR_NOVEMBER_AD HOC_MKT SHARE_2002_12-MOR" style:family="table-cell" style:parent-style-name="Default" style:data-style-name="N153"/>
    <style:style style:name="_5f_MOR_5f_NOVEMBER_5f_AD_20_HOC_5f_MKT_20_SHARE_5f_2002_5f_2-CGMA" style:display-name="_MOR_NOVEMBER_AD HOC_MKT SHARE_2002_2-CGMA" style:family="table-cell" style:parent-style-name="Default" style:data-style-name="N149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53"/>
    <style:style style:name="_5f_MOR_5f_NOVEMBER_5f_AD_20_HOC_5f_MKT_20_SHARE_5f_2002_5f_3-BBR" style:display-name="_MOR_NOVEMBER_AD HOC_MKT SHARE_2002_3-BBR" style:family="table-cell" style:parent-style-name="Default" style:data-style-name="N153"/>
    <style:style style:name="_5f_MOR_5f_NOVEMBER_5f_AD_20_HOC_5f_MKT_20_SHARE_5f_2002_5f_4-NWGMA" style:display-name="_MOR_NOVEMBER_AD HOC_MKT SHARE_2002_4-NWGMA" style:family="table-cell" style:parent-style-name="Default" style:data-style-name="N153"/>
    <style:style style:name="_5f_MOR_5f_NOVEMBER_5f_AD_20_HOC_5f_MKT_20_SHARE_5f_2002_5f_AA_20_Form" style:display-name="_MOR_NOVEMBER_AD HOC_MKT SHARE_2002_AA Form" style:family="table-cell" style:parent-style-name="Default" style:data-style-name="N149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53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53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49"/>
    <style:style style:name="_5f_MOR_5f_NOVEMBER_5f_AD_20_HOC_5f_MKT_20_SHARE_5f_2002_5f_Book2" style:display-name="_MOR_NOVEMBER_AD HOC_MKT SHARE_2002_Book2" style:family="table-cell" style:parent-style-name="Default" style:data-style-name="N149"/>
    <style:style style:name="_5f_MOR_5f_NOVEMBER_5f_AD_20_HOC_5f_MKT_20_SHARE_5f_2002_5f_business_20_process" style:display-name="_MOR_NOVEMBER_AD HOC_MKT SHARE_2002_business process" style:family="table-cell" style:parent-style-name="Default" style:data-style-name="N149"/>
    <style:style style:name="_5f_MOR_5f_NOVEMBER_5f_AD_20_HOC_5f_MKT_20_SHARE_5f_2002_5f_CGMA-MATERIALS" style:display-name="_MOR_NOVEMBER_AD HOC_MKT SHARE_2002_CGMA-MATERIALS" style:family="table-cell" style:parent-style-name="Default" style:data-style-name="N153"/>
    <style:style style:name="_5f_MOR_5f_NOVEMBER_5f_AD_20_HOC_5f_MKT_20_SHARE_5f_2002_5f_CGMA_5f_May_20_MOR" style:display-name="_MOR_NOVEMBER_AD HOC_MKT SHARE_2002_CGMA_May MOR" style:family="table-cell" style:parent-style-name="Default" style:data-style-name="N149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53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49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49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53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53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49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53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49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53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51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53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49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53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53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53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49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53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53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49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49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49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53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49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34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49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53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53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49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54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53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49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49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53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49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53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53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49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49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49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49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53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53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53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53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55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53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49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53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49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49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53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53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49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53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49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53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53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49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53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53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49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53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53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49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49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49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53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49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49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53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53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49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55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53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49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49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53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49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53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53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49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49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49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49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53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53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53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53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53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49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49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49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49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54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49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49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49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53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49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49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49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55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55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49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49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49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49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49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54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49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49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53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49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49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49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54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54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49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34"/>
    <style:style style:name="_5f_MOR_5f_NOVEMBER_5f_AD_20_HOC_5f_MKT_20_SHARE_5f_2002_5f_DEC_20_MOR" style:display-name="_MOR_NOVEMBER_AD HOC_MKT SHARE_2002_DEC MOR" style:family="table-cell" style:parent-style-name="Default" style:data-style-name="N149"/>
    <style:style style:name="_5f_MOR_5f_NOVEMBER_5f_AD_20_HOC_5f_MKT_20_SHARE_5f_2002_5f_Dec_20_Pres_27_n" style:display-name="_MOR_NOVEMBER_AD HOC_MKT SHARE_2002_Dec Pres'n" style:family="table-cell" style:parent-style-name="Default" style:data-style-name="N153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53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49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54"/>
    <style:style style:name="_5f_MOR_5f_NOVEMBER_5f_AD_20_HOC_5f_MKT_20_SHARE_5f_2002_5f_DLR_20_FGS-july" style:display-name="_MOR_NOVEMBER_AD HOC_MKT SHARE_2002_DLR FGS-july" style:family="table-cell" style:parent-style-name="Default" style:data-style-name="N153"/>
    <style:style style:name="_5f_MOR_5f_NOVEMBER_5f_AD_20_HOC_5f_MKT_20_SHARE_5f_2002_5f_FE" style:display-name="_MOR_NOVEMBER_AD HOC_MKT SHARE_2002_FE" style:family="table-cell" style:parent-style-name="Default" style:data-style-name="N149"/>
    <style:style style:name="_5f_MOR_5f_NOVEMBER_5f_AD_20_HOC_5f_MKT_20_SHARE_5f_2002_5f_FE_20_TO_20_SMBX" style:display-name="_MOR_NOVEMBER_AD HOC_MKT SHARE_2002_FE TO SMBX" style:family="table-cell" style:parent-style-name="Default" style:data-style-name="N149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53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49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53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53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49"/>
    <style:style style:name="_5f_MOR_5f_NOVEMBER_5f_AD_20_HOC_5f_MKT_20_SHARE_5f_2002_5f_highlights" style:display-name="_MOR_NOVEMBER_AD HOC_MKT SHARE_2002_highlights" style:family="table-cell" style:parent-style-name="Default" style:data-style-name="N149"/>
    <style:style style:name="_5f_MOR_5f_NOVEMBER_5f_AD_20_HOC_5f_MKT_20_SHARE_5f_2002_5f_HL_20__26__20_POT" style:display-name="_MOR_NOVEMBER_AD HOC_MKT SHARE_2002_HL &amp; POT" style:family="table-cell" style:parent-style-name="Default" style:data-style-name="N149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49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53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53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53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53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55"/>
    <style:style style:name="_5f_MOR_5f_NOVEMBER_5f_AD_20_HOC_5f_MKT_20_SHARE_5f_2002_5f_Monthly_20_BP" style:display-name="_MOR_NOVEMBER_AD HOC_MKT SHARE_2002_Monthly BP" style:family="table-cell" style:parent-style-name="Default" style:data-style-name="N153"/>
    <style:style style:name="_5f_MOR_5f_NOVEMBER_5f_AD_20_HOC_5f_MKT_20_SHARE_5f_2002_5f_new_20_forms" style:display-name="_MOR_NOVEMBER_AD HOC_MKT SHARE_2002_new forms" style:family="table-cell" style:parent-style-name="Default" style:data-style-name="N149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57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59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59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57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57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59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57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59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57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57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59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57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57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57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59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57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59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59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59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57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59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59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57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57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59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57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59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59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57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59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57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57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59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59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59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59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57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57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57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57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57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59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59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59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59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59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61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59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59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59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59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59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59"/>
    <style:style style:name="_5f_MOR_5f_NOVEMBER_5f_AD_20_HOC_5f_MKT_20_SHARE_5f_2002_5f_NWGMA-DPM" style:display-name="_MOR_NOVEMBER_AD HOC_MKT SHARE_2002_NWGMA-DPM" style:family="table-cell" style:parent-style-name="Default" style:data-style-name="N128"/>
    <style:style style:name="_5f_MOR_5f_NOVEMBER_5f_AD_20_HOC_5f_MKT_20_SHARE_5f_2002_5f_NWGMA-DPM_5f_04_20_MOR" style:display-name="_MOR_NOVEMBER_AD HOC_MKT SHARE_2002_NWGMA-DPM_04 MOR" style:family="table-cell" style:parent-style-name="Default" style:data-style-name="N150"/>
    <style:style style:name="_5f_MOR_5f_NOVEMBER_5f_AD_20_HOC_5f_MKT_20_SHARE_5f_2002_5f_NWGMA-DPM_5f_06_20_MOR" style:display-name="_MOR_NOVEMBER_AD HOC_MKT SHARE_2002_NWGMA-DPM_06 MOR" style:family="table-cell" style:parent-style-name="Default" style:data-style-name="N150"/>
    <style:style style:name="_5f_MOR_5f_NOVEMBER_5f_AD_20_HOC_5f_MKT_20_SHARE_5f_2002_5f_NWGMA-DPM_5f_06-2003" style:display-name="_MOR_NOVEMBER_AD HOC_MKT SHARE_2002_NWGMA-DPM_06-2003" style:family="table-cell" style:parent-style-name="Default" style:data-style-name="N128"/>
    <style:style style:name="_5f_MOR_5f_NOVEMBER_5f_AD_20_HOC_5f_MKT_20_SHARE_5f_2002_5f_NWGMA-DPM_5f_07-2003" style:display-name="_MOR_NOVEMBER_AD HOC_MKT SHARE_2002_NWGMA-DPM_07-2003" style:family="table-cell" style:parent-style-name="Default" style:data-style-name="N128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50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28"/>
    <style:style style:name="_5f_MOR_5f_NOVEMBER_5f_AD_20_HOC_5f_MKT_20_SHARE_5f_2002_5f_NWGMA-DPM_5f_1-CGMA" style:display-name="_MOR_NOVEMBER_AD HOC_MKT SHARE_2002_NWGMA-DPM_1-CGMA" style:family="table-cell" style:parent-style-name="Default" style:data-style-name="N150"/>
    <style:style style:name="_5f_MOR_5f_NOVEMBER_5f_AD_20_HOC_5f_MKT_20_SHARE_5f_2002_5f_NWGMA-DPM_5f_1-NGMA" style:display-name="_MOR_NOVEMBER_AD HOC_MKT SHARE_2002_NWGMA-DPM_1-NGMA" style:family="table-cell" style:parent-style-name="Default" style:data-style-name="N128"/>
    <style:style style:name="_5f_MOR_5f_NOVEMBER_5f_AD_20_HOC_5f_MKT_20_SHARE_5f_2002_5f_NWGMA-DPM_5f_12-MOR" style:display-name="_MOR_NOVEMBER_AD HOC_MKT SHARE_2002_NWGMA-DPM_12-MOR" style:family="table-cell" style:parent-style-name="Default" style:data-style-name="N128"/>
    <style:style style:name="_5f_MOR_5f_NOVEMBER_5f_AD_20_HOC_5f_MKT_20_SHARE_5f_2002_5f_NWGMA-DPM_5f_2-CGMA" style:display-name="_MOR_NOVEMBER_AD HOC_MKT SHARE_2002_NWGMA-DPM_2-CGMA" style:family="table-cell" style:parent-style-name="Default" style:data-style-name="N150"/>
    <style:style style:name="_5f_MOR_5f_NOVEMBER_5f_AD_20_HOC_5f_MKT_20_SHARE_5f_2002_5f_NWGMA-DPM_5f_3-BBR" style:display-name="_MOR_NOVEMBER_AD HOC_MKT SHARE_2002_NWGMA-DPM_3-BBR" style:family="table-cell" style:parent-style-name="Default" style:data-style-name="N128"/>
    <style:style style:name="_5f_MOR_5f_NOVEMBER_5f_AD_20_HOC_5f_MKT_20_SHARE_5f_2002_5f_NWGMA-DPM_5f_4-NWGMA" style:display-name="_MOR_NOVEMBER_AD HOC_MKT SHARE_2002_NWGMA-DPM_4-NWGMA" style:family="table-cell" style:parent-style-name="Default" style:data-style-name="N128"/>
    <style:style style:name="_5f_MOR_5f_NOVEMBER_5f_AD_20_HOC_5f_MKT_20_SHARE_5f_2002_5f_NWGMA-DPM_5f_AA_20_Form" style:display-name="_MOR_NOVEMBER_AD HOC_MKT SHARE_2002_NWGMA-DPM_AA Form" style:family="table-cell" style:parent-style-name="Default" style:data-style-name="N150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28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50"/>
    <style:style style:name="_5f_MOR_5f_NOVEMBER_5f_AD_20_HOC_5f_MKT_20_SHARE_5f_2002_5f_NWGMA-DPM_5f_Book2" style:display-name="_MOR_NOVEMBER_AD HOC_MKT SHARE_2002_NWGMA-DPM_Book2" style:family="table-cell" style:parent-style-name="Default" style:data-style-name="N150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50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28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50"/>
    <style:style style:name="_5f_MOR_5f_NOVEMBER_5f_AD_20_HOC_5f_MKT_20_SHARE_5f_2002_5f_NWGMA-DPM_5f_DEC_20_MOR" style:display-name="_MOR_NOVEMBER_AD HOC_MKT SHARE_2002_NWGMA-DPM_DEC MOR" style:family="table-cell" style:parent-style-name="Default" style:data-style-name="N150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28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28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50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28"/>
    <style:style style:name="_5f_MOR_5f_NOVEMBER_5f_AD_20_HOC_5f_MKT_20_SHARE_5f_2002_5f_NWGMA-DPM_5f_FE" style:display-name="_MOR_NOVEMBER_AD HOC_MKT SHARE_2002_NWGMA-DPM_FE" style:family="table-cell" style:parent-style-name="Default" style:data-style-name="N150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50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28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50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28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28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50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50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50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50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28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28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28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28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28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50"/>
    <style:style style:name="_5f_MOR_5f_NOVEMBER_5f_AD_20_HOC_5f_MKT_20_SHARE_5f_2002_5f_NWGMA-DPM_5f_PARETO" style:display-name="_MOR_NOVEMBER_AD HOC_MKT SHARE_2002_NWGMA-DPM_PARETO" style:family="table-cell" style:parent-style-name="Default" style:data-style-name="N150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50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50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50"/>
    <style:style style:name="_5f_MOR_5f_NOVEMBER_5f_AD_20_HOC_5f_MKT_20_SHARE_5f_2002_5f_NWGMA-DPM_5f_sept." style:display-name="_MOR_NOVEMBER_AD HOC_MKT SHARE_2002_NWGMA-DPM_sept." style:family="table-cell" style:parent-style-name="Default" style:data-style-name="N150"/>
    <style:style style:name="_5f_MOR_5f_NOVEMBER_5f_AD_20_HOC_5f_MKT_20_SHARE_5f_2002_5f_NWGMA-DPM_5f_September" style:display-name="_MOR_NOVEMBER_AD HOC_MKT SHARE_2002_NWGMA-DPM_September" style:family="table-cell" style:parent-style-name="Default" style:data-style-name="N150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50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50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50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50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53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49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49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53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53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49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53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49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53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53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49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53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53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49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53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53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49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49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49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53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49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49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53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53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49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55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53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49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49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53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49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53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53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49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49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49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49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53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53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53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53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53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49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49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49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49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54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49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49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49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53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49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49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49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55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55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49"/>
    <style:style style:name="_5f_MOR_5f_NOVEMBER_5f_AD_20_HOC_5f_MKT_20_SHARE_5f_2002_5f_PARETO" style:display-name="_MOR_NOVEMBER_AD HOC_MKT SHARE_2002_PARETO" style:family="table-cell" style:parent-style-name="Default" style:data-style-name="N149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49"/>
    <style:style style:name="_5f_MOR_5f_NOVEMBER_5f_AD_20_HOC_5f_MKT_20_SHARE_5f_2002_5f_PER_20_DIST" style:display-name="_MOR_NOVEMBER_AD HOC_MKT SHARE_2002_PER DIST" style:family="table-cell" style:parent-style-name="Default" style:data-style-name="N149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49"/>
    <style:style style:name="_5f_MOR_5f_NOVEMBER_5f_AD_20_HOC_5f_MKT_20_SHARE_5f_2002_5f_rtw_20_revised" style:display-name="_MOR_NOVEMBER_AD HOC_MKT SHARE_2002_rtw revised" style:family="table-cell" style:parent-style-name="Default" style:data-style-name="N154"/>
    <style:style style:name="_5f_MOR_5f_NOVEMBER_5f_AD_20_HOC_5f_MKT_20_SHARE_5f_2002_5f_sept." style:display-name="_MOR_NOVEMBER_AD HOC_MKT SHARE_2002_sept." style:family="table-cell" style:parent-style-name="Default" style:data-style-name="N149"/>
    <style:style style:name="_5f_MOR_5f_NOVEMBER_5f_AD_20_HOC_5f_MKT_20_SHARE_5f_2002_5f_September" style:display-name="_MOR_NOVEMBER_AD HOC_MKT SHARE_2002_September" style:family="table-cell" style:parent-style-name="Default" style:data-style-name="N149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53"/>
    <style:style style:name="_5f_MOR_5f_NOVEMBER_5f_AD_20_HOC_5f_MKT_20_SHARE_5f_2002_5f_WS_20_PROGRAM" style:display-name="_MOR_NOVEMBER_AD HOC_MKT SHARE_2002_WS PROGRAM" style:family="table-cell" style:parent-style-name="Default" style:data-style-name="N149"/>
    <style:style style:name="_5f_MOR_5f_NOVEMBER_5f_AD_20_HOC_5f_MKT_20_SHARE_5f_2002_5f_WSP_5f_REVISED" style:display-name="_MOR_NOVEMBER_AD HOC_MKT SHARE_2002_WSP_REVISED" style:family="table-cell" style:parent-style-name="Default" style:data-style-name="N149"/>
    <style:style style:name="_5f_MOR_5f_NOVEMBER_5f_AD_20_HOC_5f_MKT_20_SHARE_5f_2002_5f_WSP_5f_REVISED-August" style:display-name="_MOR_NOVEMBER_AD HOC_MKT SHARE_2002_WSP_REVISED-August" style:family="table-cell" style:parent-style-name="Default" style:data-style-name="N149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54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54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49"/>
    <style:style style:name="_5f_new_20_forms" style:display-name="_new forms" style:family="table-cell" style:parent-style-name="Default" style:data-style-name="N149"/>
    <style:style style:name="_5f_nw_5f_Dealer_20_Full_20_Goods_20_Movement" style:display-name="_nw_Dealer Full Goods Movement" style:family="table-cell" style:parent-style-name="Default" style:data-style-name="N157"/>
    <style:style style:name="_5f_nw_5f_Dealer_20_Full_20_Goods_20_Movement_5f_04_20_MOR" style:display-name="_nw_Dealer Full Goods Movement_04 MOR" style:family="table-cell" style:parent-style-name="Default" style:data-style-name="N159"/>
    <style:style style:name="_5f_nw_5f_Dealer_20_Full_20_Goods_20_Movement_5f_06_20_MOR" style:display-name="_nw_Dealer Full Goods Movement_06 MOR" style:family="table-cell" style:parent-style-name="Default" style:data-style-name="N159"/>
    <style:style style:name="_5f_nw_5f_Dealer_20_Full_20_Goods_20_Movement_5f_06-2003" style:display-name="_nw_Dealer Full Goods Movement_06-2003" style:family="table-cell" style:parent-style-name="Default" style:data-style-name="N157"/>
    <style:style style:name="_5f_nw_5f_Dealer_20_Full_20_Goods_20_Movement_5f_07-2003" style:display-name="_nw_Dealer Full Goods Movement_07-2003" style:family="table-cell" style:parent-style-name="Default" style:data-style-name="N157"/>
    <style:style style:name="_5f_nw_5f_Dealer_20_Full_20_Goods_20_Movement_5f_08-FDS_20_CHARTS" style:display-name="_nw_Dealer Full Goods Movement_08-FDS CHARTS" style:family="table-cell" style:parent-style-name="Default" style:data-style-name="N159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57"/>
    <style:style style:name="_5f_nw_5f_Dealer_20_Full_20_Goods_20_Movement_5f_1-CGMA" style:display-name="_nw_Dealer Full Goods Movement_1-CGMA" style:family="table-cell" style:parent-style-name="Default" style:data-style-name="N159"/>
    <style:style style:name="_5f_nw_5f_Dealer_20_Full_20_Goods_20_Movement_5f_1-NGMA" style:display-name="_nw_Dealer Full Goods Movement_1-NGMA" style:family="table-cell" style:parent-style-name="Default" style:data-style-name="N157"/>
    <style:style style:name="_5f_nw_5f_Dealer_20_Full_20_Goods_20_Movement_5f_12-MOR" style:display-name="_nw_Dealer Full Goods Movement_12-MOR" style:family="table-cell" style:parent-style-name="Default" style:data-style-name="N157"/>
    <style:style style:name="_5f_nw_5f_Dealer_20_Full_20_Goods_20_Movement_5f_2-CGMA" style:display-name="_nw_Dealer Full Goods Movement_2-CGMA" style:family="table-cell" style:parent-style-name="Default" style:data-style-name="N159"/>
    <style:style style:name="_5f_nw_5f_Dealer_20_Full_20_Goods_20_Movement_5f_2003_20_DLR_20_WD_20_and_20_STT" style:display-name="_nw_Dealer Full Goods Movement_2003 DLR WD and STT" style:family="table-cell" style:parent-style-name="Default" style:data-style-name="N157"/>
    <style:style style:name="_5f_nw_5f_Dealer_20_Full_20_Goods_20_Movement_5f_3-BBR" style:display-name="_nw_Dealer Full Goods Movement_3-BBR" style:family="table-cell" style:parent-style-name="Default" style:data-style-name="N157"/>
    <style:style style:name="_5f_nw_5f_Dealer_20_Full_20_Goods_20_Movement_5f_4-NWGMA" style:display-name="_nw_Dealer Full Goods Movement_4-NWGMA" style:family="table-cell" style:parent-style-name="Default" style:data-style-name="N157"/>
    <style:style style:name="_5f_nw_5f_Dealer_20_Full_20_Goods_20_Movement_5f_AA_20_Form" style:display-name="_nw_Dealer Full Goods Movement_AA Form" style:family="table-cell" style:parent-style-name="Default" style:data-style-name="N159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57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59"/>
    <style:style style:name="_5f_nw_5f_Dealer_20_Full_20_Goods_20_Movement_5f_Book2" style:display-name="_nw_Dealer Full Goods Movement_Book2" style:family="table-cell" style:parent-style-name="Default" style:data-style-name="N159"/>
    <style:style style:name="_5f_nw_5f_Dealer_20_Full_20_Goods_20_Movement_5f_business_20_process" style:display-name="_nw_Dealer Full Goods Movement_business process" style:family="table-cell" style:parent-style-name="Default" style:data-style-name="N159"/>
    <style:style style:name="_5f_nw_5f_Dealer_20_Full_20_Goods_20_Movement_5f_CGMA-MATERIALS" style:display-name="_nw_Dealer Full Goods Movement_CGMA-MATERIALS" style:family="table-cell" style:parent-style-name="Default" style:data-style-name="N157"/>
    <style:style style:name="_5f_nw_5f_Dealer_20_Full_20_Goods_20_Movement_5f_CGMA_5f_May_20_MOR" style:display-name="_nw_Dealer Full Goods Movement_CGMA_May MOR" style:family="table-cell" style:parent-style-name="Default" style:data-style-name="N159"/>
    <style:style style:name="_5f_nw_5f_Dealer_20_Full_20_Goods_20_Movement_5f_DEC_20_MOR" style:display-name="_nw_Dealer Full Goods Movement_DEC MOR" style:family="table-cell" style:parent-style-name="Default" style:data-style-name="N159"/>
    <style:style style:name="_5f_nw_5f_Dealer_20_Full_20_Goods_20_Movement_5f_Dec_20_Pres_27_n" style:display-name="_nw_Dealer Full Goods Movement_Dec Pres'n" style:family="table-cell" style:parent-style-name="Default" style:data-style-name="N157"/>
    <style:style style:name="_5f_nw_5f_Dealer_20_Full_20_Goods_20_Movement_5f_DECEMBER_20_MOR_20_Presentation" style:display-name="_nw_Dealer Full Goods Movement_DECEMBER MOR Presentation" style:family="table-cell" style:parent-style-name="Default" style:data-style-name="N157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59"/>
    <style:style style:name="_5f_nw_5f_Dealer_20_Full_20_Goods_20_Movement_5f_DLR_20_FGS-july" style:display-name="_nw_Dealer Full Goods Movement_DLR FGS-july" style:family="table-cell" style:parent-style-name="Default" style:data-style-name="N157"/>
    <style:style style:name="_5f_nw_5f_Dealer_20_Full_20_Goods_20_Movement_5f_FE" style:display-name="_nw_Dealer Full Goods Movement_FE" style:family="table-cell" style:parent-style-name="Default" style:data-style-name="N159"/>
    <style:style style:name="_5f_nw_5f_Dealer_20_Full_20_Goods_20_Movement_5f_FE_20_TO_20_SMBX" style:display-name="_nw_Dealer Full Goods Movement_FE TO SMBX" style:family="table-cell" style:parent-style-name="Default" style:data-style-name="N159"/>
    <style:style style:name="_5f_nw_5f_Dealer_20_Full_20_Goods_20_Movement_5f_FGS_20_4TH_20_QTR_20_REVISION" style:display-name="_nw_Dealer Full Goods Movement_FGS 4TH QTR REVISION" style:family="table-cell" style:parent-style-name="Default" style:data-style-name="N157"/>
    <style:style style:name="_5f_nw_5f_Dealer_20_Full_20_Goods_20_Movement_5f_FORMAT_5f_PARETO_5f_AREA" style:display-name="_nw_Dealer Full Goods Movement_FORMAT_PARETO_AREA" style:family="table-cell" style:parent-style-name="Default" style:data-style-name="N159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57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57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59"/>
    <style:style style:name="_5f_nw_5f_Dealer_20_Full_20_Goods_20_Movement_5f_highlights" style:display-name="_nw_Dealer Full Goods Movement_highlights" style:family="table-cell" style:parent-style-name="Default" style:data-style-name="N159"/>
    <style:style style:name="_5f_nw_5f_Dealer_20_Full_20_Goods_20_Movement_5f_HL_20__26__20_POT" style:display-name="_nw_Dealer Full Goods Movement_HL &amp; POT" style:family="table-cell" style:parent-style-name="Default" style:data-style-name="N159"/>
    <style:style style:name="_5f_nw_5f_Dealer_20_Full_20_Goods_20_Movement_5f_HL_20__26__20_POT_20_CONVERSION" style:display-name="_nw_Dealer Full Goods Movement_HL &amp; POT CONVERSION" style:family="table-cell" style:parent-style-name="Default" style:data-style-name="N159"/>
    <style:style style:name="_5f_nw_5f_Dealer_20_Full_20_Goods_20_Movement_5f_June_20_2003_20_MOR_20_Charts" style:display-name="_nw_Dealer Full Goods Movement_June 2003 MOR Charts" style:family="table-cell" style:parent-style-name="Default" style:data-style-name="N157"/>
    <style:style style:name="_5f_nw_5f_Dealer_20_Full_20_Goods_20_Movement_5f_JUNE_20_MOR_20_Presentation" style:display-name="_nw_Dealer Full Goods Movement_JUNE MOR Presentation" style:family="table-cell" style:parent-style-name="Default" style:data-style-name="N157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57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57"/>
    <style:style style:name="_5f_nw_5f_Dealer_20_Full_20_Goods_20_Movement_5f_Monthly_20_BP" style:display-name="_nw_Dealer Full Goods Movement_Monthly BP" style:family="table-cell" style:parent-style-name="Default" style:data-style-name="N157"/>
    <style:style style:name="_5f_nw_5f_Dealer_20_Full_20_Goods_20_Movement_5f_new_20_forms" style:display-name="_nw_Dealer Full Goods Movement_new forms" style:family="table-cell" style:parent-style-name="Default" style:data-style-name="N159"/>
    <style:style style:name="_5f_nw_5f_Dealer_20_Full_20_Goods_20_Movement_5f_PARETO" style:display-name="_nw_Dealer Full Goods Movement_PARETO" style:family="table-cell" style:parent-style-name="Default" style:data-style-name="N159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59"/>
    <style:style style:name="_5f_nw_5f_Dealer_20_Full_20_Goods_20_Movement_5f_PER_20_DIST" style:display-name="_nw_Dealer Full Goods Movement_PER DIST" style:family="table-cell" style:parent-style-name="Default" style:data-style-name="N159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59"/>
    <style:style style:name="_5f_nw_5f_Dealer_20_Full_20_Goods_20_Movement_5f_rtw_20_revised" style:display-name="_nw_Dealer Full Goods Movement_rtw revised" style:family="table-cell" style:parent-style-name="Default" style:data-style-name="N161"/>
    <style:style style:name="_5f_nw_5f_Dealer_20_Full_20_Goods_20_Movement_5f_sept." style:display-name="_nw_Dealer Full Goods Movement_sept." style:family="table-cell" style:parent-style-name="Default" style:data-style-name="N159"/>
    <style:style style:name="_5f_nw_5f_Dealer_20_Full_20_Goods_20_Movement_5f_September" style:display-name="_nw_Dealer Full Goods Movement_September" style:family="table-cell" style:parent-style-name="Default" style:data-style-name="N159"/>
    <style:style style:name="_5f_nw_5f_Dealer_20_Full_20_Goods_20_Movement_5f_WS_20_PROGRAM" style:display-name="_nw_Dealer Full Goods Movement_WS PROGRAM" style:family="table-cell" style:parent-style-name="Default" style:data-style-name="N159"/>
    <style:style style:name="_5f_nw_5f_Dealer_20_Full_20_Goods_20_Movement_5f_WSP_5f_REVISED" style:display-name="_nw_Dealer Full Goods Movement_WSP_REVISED" style:family="table-cell" style:parent-style-name="Default" style:data-style-name="N159"/>
    <style:style style:name="_5f_nw_5f_Dealer_20_Full_20_Goods_20_Movement_5f_WSP_5f_REVISED-August" style:display-name="_nw_Dealer Full Goods Movement_WSP_REVISED-August" style:family="table-cell" style:parent-style-name="Default" style:data-style-name="N159"/>
    <style:style style:name="_5f_nw_5f_Dealer_20_Full_20_Goods_20_Movement_5f_WSP_5f_REVISED-September" style:display-name="_nw_Dealer Full Goods Movement_WSP_REVISED-September" style:family="table-cell" style:parent-style-name="Default" style:data-style-name="N159"/>
    <style:style style:name="_5f_NWGMA-DPM" style:display-name="_NWGMA-DPM" style:family="table-cell" style:parent-style-name="Default" style:data-style-name="N128"/>
    <style:style style:name="_5f_NWGMA-DPM_5f_04_20_MOR" style:display-name="_NWGMA-DPM_04 MOR" style:family="table-cell" style:parent-style-name="Default" style:data-style-name="N150"/>
    <style:style style:name="_5f_NWGMA-DPM_5f_06_20_MOR" style:display-name="_NWGMA-DPM_06 MOR" style:family="table-cell" style:parent-style-name="Default" style:data-style-name="N150"/>
    <style:style style:name="_5f_NWGMA-DPM_5f_06-2003" style:display-name="_NWGMA-DPM_06-2003" style:family="table-cell" style:parent-style-name="Default" style:data-style-name="N128"/>
    <style:style style:name="_5f_NWGMA-DPM_5f_07-2003" style:display-name="_NWGMA-DPM_07-2003" style:family="table-cell" style:parent-style-name="Default" style:data-style-name="N128"/>
    <style:style style:name="_5f_NWGMA-DPM_5f_08-FDS_20_CHARTS" style:display-name="_NWGMA-DPM_08-FDS CHARTS" style:family="table-cell" style:parent-style-name="Default" style:data-style-name="N150"/>
    <style:style style:name="_5f_NWGMA-DPM_5f_1-_20_March_20_2003_20_MOR_20_Charts" style:display-name="_NWGMA-DPM_1- March 2003 MOR Charts" style:family="table-cell" style:parent-style-name="Default" style:data-style-name="N128"/>
    <style:style style:name="_5f_NWGMA-DPM_5f_1-CGMA" style:display-name="_NWGMA-DPM_1-CGMA" style:family="table-cell" style:parent-style-name="Default" style:data-style-name="N150"/>
    <style:style style:name="_5f_NWGMA-DPM_5f_1-NGMA" style:display-name="_NWGMA-DPM_1-NGMA" style:family="table-cell" style:parent-style-name="Default" style:data-style-name="N128"/>
    <style:style style:name="_5f_NWGMA-DPM_5f_12-MOR" style:display-name="_NWGMA-DPM_12-MOR" style:family="table-cell" style:parent-style-name="Default" style:data-style-name="N128"/>
    <style:style style:name="_5f_NWGMA-DPM_5f_2-CGMA" style:display-name="_NWGMA-DPM_2-CGMA" style:family="table-cell" style:parent-style-name="Default" style:data-style-name="N150"/>
    <style:style style:name="_5f_NWGMA-DPM_5f_3-BBR" style:display-name="_NWGMA-DPM_3-BBR" style:family="table-cell" style:parent-style-name="Default" style:data-style-name="N128"/>
    <style:style style:name="_5f_NWGMA-DPM_5f_4-NWGMA" style:display-name="_NWGMA-DPM_4-NWGMA" style:family="table-cell" style:parent-style-name="Default" style:data-style-name="N128"/>
    <style:style style:name="_5f_NWGMA-DPM_5f_AA_20_Form" style:display-name="_NWGMA-DPM_AA Form" style:family="table-cell" style:parent-style-name="Default" style:data-style-name="N150"/>
    <style:style style:name="_5f_NWGMA-DPM_5f_ACTIVE_20_OUTLET_20_TARGET_20_-_20_05_28_NEW_20_FORMAT_29_" style:display-name="_NWGMA-DPM_ACTIVE OUTLET TARGET - 05(NEW FORMAT)" style:family="table-cell" style:parent-style-name="Default" style:data-style-name="N128"/>
    <style:style style:name="_5f_NWGMA-DPM_5f_ACTIVE_20_OUTLETS_20_TARGET_20_MONITORING" style:display-name="_NWGMA-DPM_ACTIVE OUTLETS TARGET MONITORING" style:family="table-cell" style:parent-style-name="Default" style:data-style-name="N150"/>
    <style:style style:name="_5f_NWGMA-DPM_5f_Book2" style:display-name="_NWGMA-DPM_Book2" style:family="table-cell" style:parent-style-name="Default" style:data-style-name="N150"/>
    <style:style style:name="_5f_NWGMA-DPM_5f_business_20_process" style:display-name="_NWGMA-DPM_business process" style:family="table-cell" style:parent-style-name="Default" style:data-style-name="N150"/>
    <style:style style:name="_5f_NWGMA-DPM_5f_CGMA-MATERIALS" style:display-name="_NWGMA-DPM_CGMA-MATERIALS" style:family="table-cell" style:parent-style-name="Default" style:data-style-name="N128"/>
    <style:style style:name="_5f_NWGMA-DPM_5f_CGMA_5f_May_20_MOR" style:display-name="_NWGMA-DPM_CGMA_May MOR" style:family="table-cell" style:parent-style-name="Default" style:data-style-name="N150"/>
    <style:style style:name="_5f_NWGMA-DPM_5f_DEC_20_MOR" style:display-name="_NWGMA-DPM_DEC MOR" style:family="table-cell" style:parent-style-name="Default" style:data-style-name="N150"/>
    <style:style style:name="_5f_NWGMA-DPM_5f_Dec_20_Pres_27_n" style:display-name="_NWGMA-DPM_Dec Pres'n" style:family="table-cell" style:parent-style-name="Default" style:data-style-name="N128"/>
    <style:style style:name="_5f_NWGMA-DPM_5f_DECEMBER_20_MOR_20_Presentation" style:display-name="_NWGMA-DPM_DECEMBER MOR Presentation" style:family="table-cell" style:parent-style-name="Default" style:data-style-name="N128"/>
    <style:style style:name="_5f_NWGMA-DPM_5f_Direct_20_Outlet_5f_Active_20_Outlet_20_Coverage_20_Chart" style:display-name="_NWGMA-DPM_Direct Outlet_Active Outlet Coverage Chart" style:family="table-cell" style:parent-style-name="Default" style:data-style-name="N150"/>
    <style:style style:name="_5f_NWGMA-DPM_5f_DLR_20_FGS-july" style:display-name="_NWGMA-DPM_DLR FGS-july" style:family="table-cell" style:parent-style-name="Default" style:data-style-name="N128"/>
    <style:style style:name="_5f_NWGMA-DPM_5f_FE" style:display-name="_NWGMA-DPM_FE" style:family="table-cell" style:parent-style-name="Default" style:data-style-name="N150"/>
    <style:style style:name="_5f_NWGMA-DPM_5f_FE_20_TO_20_SMBX" style:display-name="_NWGMA-DPM_FE TO SMBX" style:family="table-cell" style:parent-style-name="Default" style:data-style-name="N150"/>
    <style:style style:name="_5f_NWGMA-DPM_5f_FGS_20_4TH_20_QTR_20_REVISION" style:display-name="_NWGMA-DPM_FGS 4TH QTR REVISION" style:family="table-cell" style:parent-style-name="Default" style:data-style-name="N128"/>
    <style:style style:name="_5f_NWGMA-DPM_5f_FORMAT_5f_PARETO_5f_AREA" style:display-name="_NWGMA-DPM_FORMAT_PARETO_AREA" style:family="table-cell" style:parent-style-name="Default" style:data-style-name="N150"/>
    <style:style style:name="_5f_NWGMA-DPM_5f_Formats_20_for_20_June_20_3_20_and_20_4_20_AMT_20_Meeting" style:display-name="_NWGMA-DPM_Formats for June 3 and 4 AMT Meeting" style:family="table-cell" style:parent-style-name="Default" style:data-style-name="N128"/>
    <style:style style:name="_5f_NWGMA-DPM_5f_Geographic_20_Pareto_20__28_Rev_29_" style:display-name="_NWGMA-DPM_Geographic Pareto (Rev)" style:family="table-cell" style:parent-style-name="Default" style:data-style-name="N128"/>
    <style:style style:name="_5f_NWGMA-DPM_5f_Geographic_20_Pareto_20__28_Rev_29_.xls_20_Chart_20_1" style:display-name="_NWGMA-DPM_Geographic Pareto (Rev).xls Chart 1" style:family="table-cell" style:parent-style-name="Default" style:data-style-name="N150"/>
    <style:style style:name="_5f_NWGMA-DPM_5f_highlights" style:display-name="_NWGMA-DPM_highlights" style:family="table-cell" style:parent-style-name="Default" style:data-style-name="N150"/>
    <style:style style:name="_5f_NWGMA-DPM_5f_HL_20__26__20_POT" style:display-name="_NWGMA-DPM_HL &amp; POT" style:family="table-cell" style:parent-style-name="Default" style:data-style-name="N150"/>
    <style:style style:name="_5f_NWGMA-DPM_5f_HL_20__26__20_POT_20_CONVERSION" style:display-name="_NWGMA-DPM_HL &amp; POT CONVERSION" style:family="table-cell" style:parent-style-name="Default" style:data-style-name="N150"/>
    <style:style style:name="_5f_NWGMA-DPM_5f_June_20_2003_20_MOR_20_Charts" style:display-name="_NWGMA-DPM_June 2003 MOR Charts" style:family="table-cell" style:parent-style-name="Default" style:data-style-name="N128"/>
    <style:style style:name="_5f_NWGMA-DPM_5f_JUNE_20_MOR_20_Presentation" style:display-name="_NWGMA-DPM_JUNE MOR Presentation" style:family="table-cell" style:parent-style-name="Default" style:data-style-name="N128"/>
    <style:style style:name="_5f_NWGMA-DPM_5f_JUNE_20_MOR_20_Presentation_20_Revised_5f_FINAL" style:display-name="_NWGMA-DPM_JUNE MOR Presentation Revised_FINAL" style:family="table-cell" style:parent-style-name="Default" style:data-style-name="N128"/>
    <style:style style:name="_5f_NWGMA-DPM_5f_June_20_Presentation_20_Materials" style:display-name="_NWGMA-DPM_June Presentation Materials" style:family="table-cell" style:parent-style-name="Default" style:data-style-name="N128"/>
    <style:style style:name="_5f_NWGMA-DPM_5f_Monthly_20_BP" style:display-name="_NWGMA-DPM_Monthly BP" style:family="table-cell" style:parent-style-name="Default" style:data-style-name="N128"/>
    <style:style style:name="_5f_NWGMA-DPM_5f_new_20_forms" style:display-name="_NWGMA-DPM_new forms" style:family="table-cell" style:parent-style-name="Default" style:data-style-name="N150"/>
    <style:style style:name="_5f_NWGMA-DPM_5f_PARETO" style:display-name="_NWGMA-DPM_PARETO" style:family="table-cell" style:parent-style-name="Default" style:data-style-name="N150"/>
    <style:style style:name="_5f_NWGMA-DPM_5f_Pareto_28_with_20_monthly_20_monitoring_29_" style:display-name="_NWGMA-DPM_Pareto(with monthly monitoring)" style:family="table-cell" style:parent-style-name="Default" style:data-style-name="N150"/>
    <style:style style:name="_5f_NWGMA-DPM_5f_PER_20_DIST" style:display-name="_NWGMA-DPM_PER DIST" style:family="table-cell" style:parent-style-name="Default" style:data-style-name="N150"/>
    <style:style style:name="_5f_NWGMA-DPM_5f_REVISED_20_HYLYTS_20_-_20_new_20_forms" style:display-name="_NWGMA-DPM_REVISED HYLYTS - new forms" style:family="table-cell" style:parent-style-name="Default" style:data-style-name="N150"/>
    <style:style style:name="_5f_NWGMA-DPM_5f_sept." style:display-name="_NWGMA-DPM_sept." style:family="table-cell" style:parent-style-name="Default" style:data-style-name="N150"/>
    <style:style style:name="_5f_NWGMA-DPM_5f_September" style:display-name="_NWGMA-DPM_September" style:family="table-cell" style:parent-style-name="Default" style:data-style-name="N150"/>
    <style:style style:name="_5f_NWGMA-DPM_5f_WS_20_PROGRAM" style:display-name="_NWGMA-DPM_WS PROGRAM" style:family="table-cell" style:parent-style-name="Default" style:data-style-name="N150"/>
    <style:style style:name="_5f_NWGMA-DPM_5f_WSP_5f_REVISED" style:display-name="_NWGMA-DPM_WSP_REVISED" style:family="table-cell" style:parent-style-name="Default" style:data-style-name="N150"/>
    <style:style style:name="_5f_NWGMA-DPM_5f_WSP_5f_REVISED-August" style:display-name="_NWGMA-DPM_WSP_REVISED-August" style:family="table-cell" style:parent-style-name="Default" style:data-style-name="N150"/>
    <style:style style:name="_5f_NWGMA-DPM_5f_WSP_5f_REVISED-September" style:display-name="_NWGMA-DPM_WSP_REVISED-September" style:family="table-cell" style:parent-style-name="Default" style:data-style-name="N150"/>
    <style:style style:name="_5f_NWGMA-Outlet_20_Mix_20__28_Nov_29_" style:display-name="_NWGMA-Outlet Mix (Nov)" style:family="table-cell" style:parent-style-name="Default" style:data-style-name="N153"/>
    <style:style style:name="_5f_NWGMA-Outlet_20_Mix_20__28_Nov_29__5f_04_20_MOR" style:display-name="_NWGMA-Outlet Mix (Nov)_04 MOR" style:family="table-cell" style:parent-style-name="Default" style:data-style-name="N149"/>
    <style:style style:name="_5f_NWGMA-Outlet_20_Mix_20__28_Nov_29__5f_06_20_MOR" style:display-name="_NWGMA-Outlet Mix (Nov)_06 MOR" style:family="table-cell" style:parent-style-name="Default" style:data-style-name="N149"/>
    <style:style style:name="_5f_NWGMA-Outlet_20_Mix_20__28_Nov_29__5f_06-2003" style:display-name="_NWGMA-Outlet Mix (Nov)_06-2003" style:family="table-cell" style:parent-style-name="Default" style:data-style-name="N153"/>
    <style:style style:name="_5f_NWGMA-Outlet_20_Mix_20__28_Nov_29__5f_07-2003" style:display-name="_NWGMA-Outlet Mix (Nov)_07-2003" style:family="table-cell" style:parent-style-name="Default" style:data-style-name="N153"/>
    <style:style style:name="_5f_NWGMA-Outlet_20_Mix_20__28_Nov_29__5f_08-FDS_20_CHARTS" style:display-name="_NWGMA-Outlet Mix (Nov)_08-FDS CHARTS" style:family="table-cell" style:parent-style-name="Default" style:data-style-name="N149"/>
    <style:style style:name="_5f_NWGMA-Outlet_20_Mix_20__28_Nov_29__5f_1-_20_March_20_2003_20_MOR_20_Charts" style:display-name="_NWGMA-Outlet Mix (Nov)_1- March 2003 MOR Charts" style:family="table-cell" style:parent-style-name="Default" style:data-style-name="N153"/>
    <style:style style:name="_5f_NWGMA-Outlet_20_Mix_20__28_Nov_29__5f_1-CGMA" style:display-name="_NWGMA-Outlet Mix (Nov)_1-CGMA" style:family="table-cell" style:parent-style-name="Default" style:data-style-name="N149"/>
    <style:style style:name="_5f_NWGMA-Outlet_20_Mix_20__28_Nov_29__5f_1-NGMA" style:display-name="_NWGMA-Outlet Mix (Nov)_1-NGMA" style:family="table-cell" style:parent-style-name="Default" style:data-style-name="N153"/>
    <style:style style:name="_5f_NWGMA-Outlet_20_Mix_20__28_Nov_29__5f_12-MOR" style:display-name="_NWGMA-Outlet Mix (Nov)_12-MOR" style:family="table-cell" style:parent-style-name="Default" style:data-style-name="N153"/>
    <style:style style:name="_5f_NWGMA-Outlet_20_Mix_20__28_Nov_29__5f_2-CGMA" style:display-name="_NWGMA-Outlet Mix (Nov)_2-CGMA" style:family="table-cell" style:parent-style-name="Default" style:data-style-name="N149"/>
    <style:style style:name="_5f_NWGMA-Outlet_20_Mix_20__28_Nov_29__5f_3-BBR" style:display-name="_NWGMA-Outlet Mix (Nov)_3-BBR" style:family="table-cell" style:parent-style-name="Default" style:data-style-name="N153"/>
    <style:style style:name="_5f_NWGMA-Outlet_20_Mix_20__28_Nov_29__5f_4-NWGMA" style:display-name="_NWGMA-Outlet Mix (Nov)_4-NWGMA" style:family="table-cell" style:parent-style-name="Default" style:data-style-name="N153"/>
    <style:style style:name="_5f_NWGMA-Outlet_20_Mix_20__28_Nov_29__5f_AA_20_Form" style:display-name="_NWGMA-Outlet Mix (Nov)_AA Form" style:family="table-cell" style:parent-style-name="Default" style:data-style-name="N149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53"/>
    <style:style style:name="_5f_NWGMA-Outlet_20_Mix_20__28_Nov_29__5f_Active_20_Outlets_20_-_20_GNR" style:display-name="_NWGMA-Outlet Mix (Nov)_Active Outlets - GNR" style:family="table-cell" style:parent-style-name="Default" style:data-style-name="N153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49"/>
    <style:style style:name="_5f_NWGMA-Outlet_20_Mix_20__28_Nov_29__5f_Book2" style:display-name="_NWGMA-Outlet Mix (Nov)_Book2" style:family="table-cell" style:parent-style-name="Default" style:data-style-name="N149"/>
    <style:style style:name="_5f_NWGMA-Outlet_20_Mix_20__28_Nov_29__5f_business_20_process" style:display-name="_NWGMA-Outlet Mix (Nov)_business process" style:family="table-cell" style:parent-style-name="Default" style:data-style-name="N149"/>
    <style:style style:name="_5f_NWGMA-Outlet_20_Mix_20__28_Nov_29__5f_CGMA-MATERIALS" style:display-name="_NWGMA-Outlet Mix (Nov)_CGMA-MATERIALS" style:family="table-cell" style:parent-style-name="Default" style:data-style-name="N153"/>
    <style:style style:name="_5f_NWGMA-Outlet_20_Mix_20__28_Nov_29__5f_CGMA_5f_May_20_MOR" style:display-name="_NWGMA-Outlet Mix (Nov)_CGMA_May MOR" style:family="table-cell" style:parent-style-name="Default" style:data-style-name="N149"/>
    <style:style style:name="_5f_NWGMA-Outlet_20_Mix_20__28_Nov_29__5f_DEC_20_MOR" style:display-name="_NWGMA-Outlet Mix (Nov)_DEC MOR" style:family="table-cell" style:parent-style-name="Default" style:data-style-name="N149"/>
    <style:style style:name="_5f_NWGMA-Outlet_20_Mix_20__28_Nov_29__5f_Dec_20_Pres_27_n" style:display-name="_NWGMA-Outlet Mix (Nov)_Dec Pres'n" style:family="table-cell" style:parent-style-name="Default" style:data-style-name="N153"/>
    <style:style style:name="_5f_NWGMA-Outlet_20_Mix_20__28_Nov_29__5f_DECEMBER_20_MOR_20_Presentation" style:display-name="_NWGMA-Outlet Mix (Nov)_DECEMBER MOR Presentation" style:family="table-cell" style:parent-style-name="Default" style:data-style-name="N153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49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55"/>
    <style:style style:name="_5f_NWGMA-Outlet_20_Mix_20__28_Nov_29__5f_DLR_20_FGS-july" style:display-name="_NWGMA-Outlet Mix (Nov)_DLR FGS-july" style:family="table-cell" style:parent-style-name="Default" style:data-style-name="N153"/>
    <style:style style:name="_5f_NWGMA-Outlet_20_Mix_20__28_Nov_29__5f_FE" style:display-name="_NWGMA-Outlet Mix (Nov)_FE" style:family="table-cell" style:parent-style-name="Default" style:data-style-name="N149"/>
    <style:style style:name="_5f_NWGMA-Outlet_20_Mix_20__28_Nov_29__5f_FE_20_TO_20_SMBX" style:display-name="_NWGMA-Outlet Mix (Nov)_FE TO SMBX" style:family="table-cell" style:parent-style-name="Default" style:data-style-name="N149"/>
    <style:style style:name="_5f_NWGMA-Outlet_20_Mix_20__28_Nov_29__5f_FGS_20_4TH_20_QTR_20_REVISION" style:display-name="_NWGMA-Outlet Mix (Nov)_FGS 4TH QTR REVISION" style:family="table-cell" style:parent-style-name="Default" style:data-style-name="N153"/>
    <style:style style:name="_5f_NWGMA-Outlet_20_Mix_20__28_Nov_29__5f_FORMAT_5f_PARETO_5f_AREA" style:display-name="_NWGMA-Outlet Mix (Nov)_FORMAT_PARETO_AREA" style:family="table-cell" style:parent-style-name="Default" style:data-style-name="N149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53"/>
    <style:style style:name="_5f_NWGMA-Outlet_20_Mix_20__28_Nov_29__5f_Geographic_20_Pareto_20__28_Rev_29_" style:display-name="_NWGMA-Outlet Mix (Nov)_Geographic Pareto (Rev)" style:family="table-cell" style:parent-style-name="Default" style:data-style-name="N153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49"/>
    <style:style style:name="_5f_NWGMA-Outlet_20_Mix_20__28_Nov_29__5f_highlights" style:display-name="_NWGMA-Outlet Mix (Nov)_highlights" style:family="table-cell" style:parent-style-name="Default" style:data-style-name="N149"/>
    <style:style style:name="_5f_NWGMA-Outlet_20_Mix_20__28_Nov_29__5f_HL_20__26__20_POT" style:display-name="_NWGMA-Outlet Mix (Nov)_HL &amp; POT" style:family="table-cell" style:parent-style-name="Default" style:data-style-name="N149"/>
    <style:style style:name="_5f_NWGMA-Outlet_20_Mix_20__28_Nov_29__5f_HL_20__26__20_POT_20_CONVERSION" style:display-name="_NWGMA-Outlet Mix (Nov)_HL &amp; POT CONVERSION" style:family="table-cell" style:parent-style-name="Default" style:data-style-name="N149"/>
    <style:style style:name="_5f_NWGMA-Outlet_20_Mix_20__28_Nov_29__5f_June_20_2003_20_MOR_20_Charts" style:display-name="_NWGMA-Outlet Mix (Nov)_June 2003 MOR Charts" style:family="table-cell" style:parent-style-name="Default" style:data-style-name="N153"/>
    <style:style style:name="_5f_NWGMA-Outlet_20_Mix_20__28_Nov_29__5f_JUNE_20_MOR_20_Presentation" style:display-name="_NWGMA-Outlet Mix (Nov)_JUNE MOR Presentation" style:family="table-cell" style:parent-style-name="Default" style:data-style-name="N153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53"/>
    <style:style style:name="_5f_NWGMA-Outlet_20_Mix_20__28_Nov_29__5f_June_20_Presentation_20_Materials" style:display-name="_NWGMA-Outlet Mix (Nov)_June Presentation Materials" style:family="table-cell" style:parent-style-name="Default" style:data-style-name="N153"/>
    <style:style style:name="_5f_NWGMA-Outlet_20_Mix_20__28_Nov_29__5f_Monthly_20_BP" style:display-name="_NWGMA-Outlet Mix (Nov)_Monthly BP" style:family="table-cell" style:parent-style-name="Default" style:data-style-name="N153"/>
    <style:style style:name="_5f_NWGMA-Outlet_20_Mix_20__28_Nov_29__5f_new_20_forms" style:display-name="_NWGMA-Outlet Mix (Nov)_new forms" style:family="table-cell" style:parent-style-name="Default" style:data-style-name="N149"/>
    <style:style style:name="_5f_NWGMA-Outlet_20_Mix_20__28_Nov_29__5f_PARETO" style:display-name="_NWGMA-Outlet Mix (Nov)_PARETO" style:family="table-cell" style:parent-style-name="Default" style:data-style-name="N149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49"/>
    <style:style style:name="_5f_NWGMA-Outlet_20_Mix_20__28_Nov_29__5f_PER_20_DIST" style:display-name="_NWGMA-Outlet Mix (Nov)_PER DIST" style:family="table-cell" style:parent-style-name="Default" style:data-style-name="N149"/>
    <style:style style:name="_5f_NWGMA-Outlet_20_Mix_20__28_Nov_29__5f_Retail-WS_20_Outlet_20_Mix_20_Form" style:display-name="_NWGMA-Outlet Mix (Nov)_Retail-WS Outlet Mix Form" style:family="table-cell" style:parent-style-name="Default" style:data-style-name="N154"/>
    <style:style style:name="_5f_NWGMA-Outlet_20_Mix_20__28_Nov_29__5f_REVISED_20_HYLYTS_20_-_20_new_20_forms" style:display-name="_NWGMA-Outlet Mix (Nov)_REVISED HYLYTS - new forms" style:family="table-cell" style:parent-style-name="Default" style:data-style-name="N149"/>
    <style:style style:name="_5f_NWGMA-Outlet_20_Mix_20__28_Nov_29__5f_sept." style:display-name="_NWGMA-Outlet Mix (Nov)_sept." style:family="table-cell" style:parent-style-name="Default" style:data-style-name="N149"/>
    <style:style style:name="_5f_NWGMA-Outlet_20_Mix_20__28_Nov_29__5f_September" style:display-name="_NWGMA-Outlet Mix (Nov)_September" style:family="table-cell" style:parent-style-name="Default" style:data-style-name="N149"/>
    <style:style style:name="_5f_NWGMA-Outlet_20_Mix_20__28_Nov_29__5f_SEPTEMBER_20_MOR_20_Presentation" style:display-name="_NWGMA-Outlet Mix (Nov)_SEPTEMBER MOR Presentation" style:family="table-cell" style:parent-style-name="Default" style:data-style-name="N153"/>
    <style:style style:name="_5f_NWGMA-Outlet_20_Mix_20__28_Nov_29__5f_WS_20_PROGRAM" style:display-name="_NWGMA-Outlet Mix (Nov)_WS PROGRAM" style:family="table-cell" style:parent-style-name="Default" style:data-style-name="N149"/>
    <style:style style:name="_5f_NWGMA-Outlet_20_Mix_20__28_Nov_29__5f_WSP_5f_REVISED" style:display-name="_NWGMA-Outlet Mix (Nov)_WSP_REVISED" style:family="table-cell" style:parent-style-name="Default" style:data-style-name="N149"/>
    <style:style style:name="_5f_NWGMA-Outlet_20_Mix_20__28_Nov_29__5f_WSP_5f_REVISED-August" style:display-name="_NWGMA-Outlet Mix (Nov)_WSP_REVISED-August" style:family="table-cell" style:parent-style-name="Default" style:data-style-name="N149"/>
    <style:style style:name="_5f_NWGMA-Outlet_20_Mix_20__28_Nov_29__5f_WSP_5f_Revised-December" style:display-name="_NWGMA-Outlet Mix (Nov)_WSP_Revised-December" style:family="table-cell" style:parent-style-name="Default" style:data-style-name="N155"/>
    <style:style style:name="_5f_NWGMA-Outlet_20_Mix_20__28_Nov_29__5f_WSP_5f_Revised-November" style:display-name="_NWGMA-Outlet Mix (Nov)_WSP_Revised-November" style:family="table-cell" style:parent-style-name="Default" style:data-style-name="N155"/>
    <style:style style:name="_5f_NWGMA-Outlet_20_Mix_20__28_Nov_29__5f_WSP_5f_REVISED-September" style:display-name="_NWGMA-Outlet Mix (Nov)_WSP_REVISED-September" style:family="table-cell" style:parent-style-name="Default" style:data-style-name="N149"/>
    <style:style style:name="_5f_PARETO" style:display-name="_PARETO" style:family="table-cell" style:parent-style-name="Default" style:data-style-name="N149"/>
    <style:style style:name="_5f_Pareto_28_with_20_monthly_20_monitoring_29_" style:display-name="_Pareto(with monthly monitoring)" style:family="table-cell" style:parent-style-name="Default" style:data-style-name="N149"/>
    <style:style style:name="_5f_PER_20_DIST" style:display-name="_PER DIST" style:family="table-cell" style:parent-style-name="Default" style:data-style-name="N149"/>
    <style:style style:name="_5f_REVISED_20_HYLYTS_20_-_20_new_20_forms" style:display-name="_REVISED HYLYTS - new forms" style:family="table-cell" style:parent-style-name="Default" style:data-style-name="N149"/>
    <style:style style:name="_5f_rtw_20_revised" style:display-name="_rtw revised" style:family="table-cell" style:parent-style-name="Default" style:data-style-name="N154"/>
    <style:style style:name="_5f_SCL_20_-_20_MOR_5f_July_28_FINAL_29_" style:display-name="_SCL - MOR_July(FINAL)" style:family="table-cell" style:parent-style-name="Default" style:data-style-name="N153"/>
    <style:style style:name="_5f_SCL_20_-_20_MOR_5f_July_28_FINAL_29__5f_04_20_MOR" style:display-name="_SCL - MOR_July(FINAL)_04 MOR" style:family="table-cell" style:parent-style-name="Default" style:data-style-name="N149"/>
    <style:style style:name="_5f_SCL_20_-_20_MOR_5f_July_28_FINAL_29__5f_04-MOR_5f_nwgma" style:display-name="_SCL - MOR_July(FINAL)_04-MOR_nwgma" style:family="table-cell" style:parent-style-name="Default" style:data-style-name="N128"/>
    <style:style style:name="_5f_SCL_20_-_20_MOR_5f_July_28_FINAL_29__5f_04-MOR_5f_nwgma_5f_04_20_MOR" style:display-name="_SCL - MOR_July(FINAL)_04-MOR_nwgma_04 MOR" style:family="table-cell" style:parent-style-name="Default" style:data-style-name="N150"/>
    <style:style style:name="_5f_SCL_20_-_20_MOR_5f_July_28_FINAL_29__5f_04-MOR_5f_nwgma_5f_06_20_MOR" style:display-name="_SCL - MOR_July(FINAL)_04-MOR_nwgma_06 MOR" style:family="table-cell" style:parent-style-name="Default" style:data-style-name="N150"/>
    <style:style style:name="_5f_SCL_20_-_20_MOR_5f_July_28_FINAL_29__5f_04-MOR_5f_nwgma_5f_06-2003" style:display-name="_SCL - MOR_July(FINAL)_04-MOR_nwgma_06-2003" style:family="table-cell" style:parent-style-name="Default" style:data-style-name="N128"/>
    <style:style style:name="_5f_SCL_20_-_20_MOR_5f_July_28_FINAL_29__5f_04-MOR_5f_nwgma_5f_07-2003" style:display-name="_SCL - MOR_July(FINAL)_04-MOR_nwgma_07-2003" style:family="table-cell" style:parent-style-name="Default" style:data-style-name="N128"/>
    <style:style style:name="_5f_SCL_20_-_20_MOR_5f_July_28_FINAL_29__5f_04-MOR_5f_nwgma_5f_08-FDS_20_CHARTS" style:display-name="_SCL - MOR_July(FINAL)_04-MOR_nwgma_08-FDS CHARTS" style:family="table-cell" style:parent-style-name="Default" style:data-style-name="N150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28"/>
    <style:style style:name="_5f_SCL_20_-_20_MOR_5f_July_28_FINAL_29__5f_04-MOR_5f_nwgma_5f_1-CGMA" style:display-name="_SCL - MOR_July(FINAL)_04-MOR_nwgma_1-CGMA" style:family="table-cell" style:parent-style-name="Default" style:data-style-name="N150"/>
    <style:style style:name="_5f_SCL_20_-_20_MOR_5f_July_28_FINAL_29__5f_04-MOR_5f_nwgma_5f_1-NGMA" style:display-name="_SCL - MOR_July(FINAL)_04-MOR_nwgma_1-NGMA" style:family="table-cell" style:parent-style-name="Default" style:data-style-name="N128"/>
    <style:style style:name="_5f_SCL_20_-_20_MOR_5f_July_28_FINAL_29__5f_04-MOR_5f_nwgma_5f_12-MOR" style:display-name="_SCL - MOR_July(FINAL)_04-MOR_nwgma_12-MOR" style:family="table-cell" style:parent-style-name="Default" style:data-style-name="N128"/>
    <style:style style:name="_5f_SCL_20_-_20_MOR_5f_July_28_FINAL_29__5f_04-MOR_5f_nwgma_5f_2-CGMA" style:display-name="_SCL - MOR_July(FINAL)_04-MOR_nwgma_2-CGMA" style:family="table-cell" style:parent-style-name="Default" style:data-style-name="N150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28"/>
    <style:style style:name="_5f_SCL_20_-_20_MOR_5f_July_28_FINAL_29__5f_04-MOR_5f_nwgma_5f_3-BBR" style:display-name="_SCL - MOR_July(FINAL)_04-MOR_nwgma_3-BBR" style:family="table-cell" style:parent-style-name="Default" style:data-style-name="N128"/>
    <style:style style:name="_5f_SCL_20_-_20_MOR_5f_July_28_FINAL_29__5f_04-MOR_5f_nwgma_5f_4-NWGMA" style:display-name="_SCL - MOR_July(FINAL)_04-MOR_nwgma_4-NWGMA" style:family="table-cell" style:parent-style-name="Default" style:data-style-name="N128"/>
    <style:style style:name="_5f_SCL_20_-_20_MOR_5f_July_28_FINAL_29__5f_04-MOR_5f_nwgma_5f_AA_20_Form" style:display-name="_SCL - MOR_July(FINAL)_04-MOR_nwgma_AA Form" style:family="table-cell" style:parent-style-name="Default" style:data-style-name="N150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28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50"/>
    <style:style style:name="_5f_SCL_20_-_20_MOR_5f_July_28_FINAL_29__5f_04-MOR_5f_nwgma_5f_Book2" style:display-name="_SCL - MOR_July(FINAL)_04-MOR_nwgma_Book2" style:family="table-cell" style:parent-style-name="Default" style:data-style-name="N150"/>
    <style:style style:name="_5f_SCL_20_-_20_MOR_5f_July_28_FINAL_29__5f_04-MOR_5f_nwgma_5f_business_20_process" style:display-name="_SCL - MOR_July(FINAL)_04-MOR_nwgma_business process" style:family="table-cell" style:parent-style-name="Default" style:data-style-name="N150"/>
    <style:style style:name="_5f_SCL_20_-_20_MOR_5f_July_28_FINAL_29__5f_04-MOR_5f_nwgma_5f_CGMA-MATERIALS" style:display-name="_SCL - MOR_July(FINAL)_04-MOR_nwgma_CGMA-MATERIALS" style:family="table-cell" style:parent-style-name="Default" style:data-style-name="N128"/>
    <style:style style:name="_5f_SCL_20_-_20_MOR_5f_July_28_FINAL_29__5f_04-MOR_5f_nwgma_5f_CGMA_5f_May_20_MOR" style:display-name="_SCL - MOR_July(FINAL)_04-MOR_nwgma_CGMA_May MOR" style:family="table-cell" style:parent-style-name="Default" style:data-style-name="N150"/>
    <style:style style:name="_5f_SCL_20_-_20_MOR_5f_July_28_FINAL_29__5f_04-MOR_5f_nwgma_5f_DEC_20_MOR" style:display-name="_SCL - MOR_July(FINAL)_04-MOR_nwgma_DEC MOR" style:family="table-cell" style:parent-style-name="Default" style:data-style-name="N150"/>
    <style:style style:name="_5f_SCL_20_-_20_MOR_5f_July_28_FINAL_29__5f_04-MOR_5f_nwgma_5f_Dec_20_Pres_27_n" style:display-name="_SCL - MOR_July(FINAL)_04-MOR_nwgma_Dec Pres'n" style:family="table-cell" style:parent-style-name="Default" style:data-style-name="N128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28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50"/>
    <style:style style:name="_5f_SCL_20_-_20_MOR_5f_July_28_FINAL_29__5f_04-MOR_5f_nwgma_5f_DLR_20_FGS-july" style:display-name="_SCL - MOR_July(FINAL)_04-MOR_nwgma_DLR FGS-july" style:family="table-cell" style:parent-style-name="Default" style:data-style-name="N128"/>
    <style:style style:name="_5f_SCL_20_-_20_MOR_5f_July_28_FINAL_29__5f_04-MOR_5f_nwgma_5f_FE" style:display-name="_SCL - MOR_July(FINAL)_04-MOR_nwgma_FE" style:family="table-cell" style:parent-style-name="Default" style:data-style-name="N150"/>
    <style:style style:name="_5f_SCL_20_-_20_MOR_5f_July_28_FINAL_29__5f_04-MOR_5f_nwgma_5f_FE_20_TO_20_SMBX" style:display-name="_SCL - MOR_July(FINAL)_04-MOR_nwgma_FE TO SMBX" style:family="table-cell" style:parent-style-name="Default" style:data-style-name="N150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28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50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28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28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50"/>
    <style:style style:name="_5f_SCL_20_-_20_MOR_5f_July_28_FINAL_29__5f_04-MOR_5f_nwgma_5f_highlights" style:display-name="_SCL - MOR_July(FINAL)_04-MOR_nwgma_highlights" style:family="table-cell" style:parent-style-name="Default" style:data-style-name="N150"/>
    <style:style style:name="_5f_SCL_20_-_20_MOR_5f_July_28_FINAL_29__5f_04-MOR_5f_nwgma_5f_HL_20__26__20_POT" style:display-name="_SCL - MOR_July(FINAL)_04-MOR_nwgma_HL &amp; POT" style:family="table-cell" style:parent-style-name="Default" style:data-style-name="N150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50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28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28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28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28"/>
    <style:style style:name="_5f_SCL_20_-_20_MOR_5f_July_28_FINAL_29__5f_04-MOR_5f_nwgma_5f_Monthly_20_BP" style:display-name="_SCL - MOR_July(FINAL)_04-MOR_nwgma_Monthly BP" style:family="table-cell" style:parent-style-name="Default" style:data-style-name="N128"/>
    <style:style style:name="_5f_SCL_20_-_20_MOR_5f_July_28_FINAL_29__5f_04-MOR_5f_nwgma_5f_new_20_forms" style:display-name="_SCL - MOR_July(FINAL)_04-MOR_nwgma_new forms" style:family="table-cell" style:parent-style-name="Default" style:data-style-name="N150"/>
    <style:style style:name="_5f_SCL_20_-_20_MOR_5f_July_28_FINAL_29__5f_04-MOR_5f_nwgma_5f_PARETO" style:display-name="_SCL - MOR_July(FINAL)_04-MOR_nwgma_PARETO" style:family="table-cell" style:parent-style-name="Default" style:data-style-name="N150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50"/>
    <style:style style:name="_5f_SCL_20_-_20_MOR_5f_July_28_FINAL_29__5f_04-MOR_5f_nwgma_5f_PER_20_DIST" style:display-name="_SCL - MOR_July(FINAL)_04-MOR_nwgma_PER DIST" style:family="table-cell" style:parent-style-name="Default" style:data-style-name="N150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50"/>
    <style:style style:name="_5f_SCL_20_-_20_MOR_5f_July_28_FINAL_29__5f_04-MOR_5f_nwgma_5f_rtw_20_revised" style:display-name="_SCL - MOR_July(FINAL)_04-MOR_nwgma_rtw revised" style:family="table-cell" style:parent-style-name="Default" style:data-style-name="N152"/>
    <style:style style:name="_5f_SCL_20_-_20_MOR_5f_July_28_FINAL_29__5f_04-MOR_5f_nwgma_5f_sept." style:display-name="_SCL - MOR_July(FINAL)_04-MOR_nwgma_sept." style:family="table-cell" style:parent-style-name="Default" style:data-style-name="N150"/>
    <style:style style:name="_5f_SCL_20_-_20_MOR_5f_July_28_FINAL_29__5f_04-MOR_5f_nwgma_5f_September" style:display-name="_SCL - MOR_July(FINAL)_04-MOR_nwgma_September" style:family="table-cell" style:parent-style-name="Default" style:data-style-name="N150"/>
    <style:style style:name="_5f_SCL_20_-_20_MOR_5f_July_28_FINAL_29__5f_04-MOR_5f_nwgma_5f_WS_20_PROGRAM" style:display-name="_SCL - MOR_July(FINAL)_04-MOR_nwgma_WS PROGRAM" style:family="table-cell" style:parent-style-name="Default" style:data-style-name="N150"/>
    <style:style style:name="_5f_SCL_20_-_20_MOR_5f_July_28_FINAL_29__5f_04-MOR_5f_nwgma_5f_WSP_5f_REVISED" style:display-name="_SCL - MOR_July(FINAL)_04-MOR_nwgma_WSP_REVISED" style:family="table-cell" style:parent-style-name="Default" style:data-style-name="N150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50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50"/>
    <style:style style:name="_5f_SCL_20_-_20_MOR_5f_July_28_FINAL_29__5f_06_20_MOR" style:display-name="_SCL - MOR_July(FINAL)_06 MOR" style:family="table-cell" style:parent-style-name="Default" style:data-style-name="N149"/>
    <style:style style:name="_5f_SCL_20_-_20_MOR_5f_July_28_FINAL_29__5f_06-2003" style:display-name="_SCL - MOR_July(FINAL)_06-2003" style:family="table-cell" style:parent-style-name="Default" style:data-style-name="N153"/>
    <style:style style:name="_5f_SCL_20_-_20_MOR_5f_July_28_FINAL_29__5f_07-2003" style:display-name="_SCL - MOR_July(FINAL)_07-2003" style:family="table-cell" style:parent-style-name="Default" style:data-style-name="N153"/>
    <style:style style:name="_5f_SCL_20_-_20_MOR_5f_July_28_FINAL_29__5f_08-FDS_20_CHARTS" style:display-name="_SCL - MOR_July(FINAL)_08-FDS CHARTS" style:family="table-cell" style:parent-style-name="Default" style:data-style-name="N149"/>
    <style:style style:name="_5f_SCL_20_-_20_MOR_5f_July_28_FINAL_29__5f_1-_20_March_20_2003_20_MOR_20_Charts" style:display-name="_SCL - MOR_July(FINAL)_1- March 2003 MOR Charts" style:family="table-cell" style:parent-style-name="Default" style:data-style-name="N153"/>
    <style:style style:name="_5f_SCL_20_-_20_MOR_5f_July_28_FINAL_29__5f_1-CGMA" style:display-name="_SCL - MOR_July(FINAL)_1-CGMA" style:family="table-cell" style:parent-style-name="Default" style:data-style-name="N149"/>
    <style:style style:name="_5f_SCL_20_-_20_MOR_5f_July_28_FINAL_29__5f_1-NGMA" style:display-name="_SCL - MOR_July(FINAL)_1-NGMA" style:family="table-cell" style:parent-style-name="Default" style:data-style-name="N153"/>
    <style:style style:name="_5f_SCL_20_-_20_MOR_5f_July_28_FINAL_29__5f_11-NWGMA" style:display-name="_SCL - MOR_July(FINAL)_11-NWGMA" style:family="table-cell" style:parent-style-name="Default" style:data-style-name="N151"/>
    <style:style style:name="_5f_SCL_20_-_20_MOR_5f_July_28_FINAL_29__5f_12-MOR" style:display-name="_SCL - MOR_July(FINAL)_12-MOR" style:family="table-cell" style:parent-style-name="Default" style:data-style-name="N153"/>
    <style:style style:name="_5f_SCL_20_-_20_MOR_5f_July_28_FINAL_29__5f_2-CGMA" style:display-name="_SCL - MOR_July(FINAL)_2-CGMA" style:family="table-cell" style:parent-style-name="Default" style:data-style-name="N149"/>
    <style:style style:name="_5f_SCL_20_-_20_MOR_5f_July_28_FINAL_29__5f_2003_20_DLR_20_WD_20_and_20_STT" style:display-name="_SCL - MOR_July(FINAL)_2003 DLR WD and STT" style:family="table-cell" style:parent-style-name="Default" style:data-style-name="N153"/>
    <style:style style:name="_5f_SCL_20_-_20_MOR_5f_July_28_FINAL_29__5f_3-BBR" style:display-name="_SCL - MOR_July(FINAL)_3-BBR" style:family="table-cell" style:parent-style-name="Default" style:data-style-name="N153"/>
    <style:style style:name="_5f_SCL_20_-_20_MOR_5f_July_28_FINAL_29__5f_4-NWGMA" style:display-name="_SCL - MOR_July(FINAL)_4-NWGMA" style:family="table-cell" style:parent-style-name="Default" style:data-style-name="N153"/>
    <style:style style:name="_5f_SCL_20_-_20_MOR_5f_July_28_FINAL_29__5f_AA_20_Form" style:display-name="_SCL - MOR_July(FINAL)_AA Form" style:family="table-cell" style:parent-style-name="Default" style:data-style-name="N149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53"/>
    <style:style style:name="_5f_SCL_20_-_20_MOR_5f_July_28_FINAL_29__5f_Active_20_Outlets_20_-_20_GNR" style:display-name="_SCL - MOR_July(FINAL)_Active Outlets - GNR" style:family="table-cell" style:parent-style-name="Default" style:data-style-name="N153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49"/>
    <style:style style:name="_5f_SCL_20_-_20_MOR_5f_July_28_FINAL_29__5f_Book2" style:display-name="_SCL - MOR_July(FINAL)_Book2" style:family="table-cell" style:parent-style-name="Default" style:data-style-name="N149"/>
    <style:style style:name="_5f_SCL_20_-_20_MOR_5f_July_28_FINAL_29__5f_business_20_process" style:display-name="_SCL - MOR_July(FINAL)_business process" style:family="table-cell" style:parent-style-name="Default" style:data-style-name="N149"/>
    <style:style style:name="_5f_SCL_20_-_20_MOR_5f_July_28_FINAL_29__5f_CGMA-MATERIALS" style:display-name="_SCL - MOR_July(FINAL)_CGMA-MATERIALS" style:family="table-cell" style:parent-style-name="Default" style:data-style-name="N153"/>
    <style:style style:name="_5f_SCL_20_-_20_MOR_5f_July_28_FINAL_29__5f_CGMA_5f_May_20_MOR" style:display-name="_SCL - MOR_July(FINAL)_CGMA_May MOR" style:family="table-cell" style:parent-style-name="Default" style:data-style-name="N149"/>
    <style:style style:name="_5f_SCL_20_-_20_MOR_5f_July_28_FINAL_29__5f_Dealer_20_Performance_20_Monitoring" style:display-name="_SCL - MOR_July(FINAL)_Dealer Performance Monitoring" style:family="table-cell" style:parent-style-name="Default" style:data-style-name="N153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49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49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53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53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49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53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49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53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51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53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49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53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53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53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49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53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53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49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49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49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53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49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34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49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53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53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49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54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53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49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49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53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49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53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53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49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49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49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49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53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53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53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53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55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53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49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53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49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49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53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53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49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53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49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53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53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49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53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53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49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53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53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49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49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49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53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49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49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53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53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49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55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53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49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49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53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49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53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53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49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49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49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49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53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53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53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53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53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49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49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49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49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54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49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49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49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53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49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49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49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55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55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49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49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49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49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49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54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49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49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53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49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49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49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54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54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49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34"/>
    <style:style style:name="_5f_SCL_20_-_20_MOR_5f_July_28_FINAL_29__5f_DEC_20_MOR" style:display-name="_SCL - MOR_July(FINAL)_DEC MOR" style:family="table-cell" style:parent-style-name="Default" style:data-style-name="N149"/>
    <style:style style:name="_5f_SCL_20_-_20_MOR_5f_July_28_FINAL_29__5f_Dec_20_Pres_27_n" style:display-name="_SCL - MOR_July(FINAL)_Dec Pres'n" style:family="table-cell" style:parent-style-name="Default" style:data-style-name="N153"/>
    <style:style style:name="_5f_SCL_20_-_20_MOR_5f_July_28_FINAL_29__5f_DECEMBER_20_MOR_20_Presentation" style:display-name="_SCL - MOR_July(FINAL)_DECEMBER MOR Presentation" style:family="table-cell" style:parent-style-name="Default" style:data-style-name="N153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49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54"/>
    <style:style style:name="_5f_SCL_20_-_20_MOR_5f_July_28_FINAL_29__5f_DLR_20_FGS-july" style:display-name="_SCL - MOR_July(FINAL)_DLR FGS-july" style:family="table-cell" style:parent-style-name="Default" style:data-style-name="N153"/>
    <style:style style:name="_5f_SCL_20_-_20_MOR_5f_July_28_FINAL_29__5f_FE" style:display-name="_SCL - MOR_July(FINAL)_FE" style:family="table-cell" style:parent-style-name="Default" style:data-style-name="N149"/>
    <style:style style:name="_5f_SCL_20_-_20_MOR_5f_July_28_FINAL_29__5f_FE_20_TO_20_SMBX" style:display-name="_SCL - MOR_July(FINAL)_FE TO SMBX" style:family="table-cell" style:parent-style-name="Default" style:data-style-name="N149"/>
    <style:style style:name="_5f_SCL_20_-_20_MOR_5f_July_28_FINAL_29__5f_FGS_20_4TH_20_QTR_20_REVISION" style:display-name="_SCL - MOR_July(FINAL)_FGS 4TH QTR REVISION" style:family="table-cell" style:parent-style-name="Default" style:data-style-name="N153"/>
    <style:style style:name="_5f_SCL_20_-_20_MOR_5f_July_28_FINAL_29__5f_FORMAT_5f_PARETO_5f_AREA" style:display-name="_SCL - MOR_July(FINAL)_FORMAT_PARETO_AREA" style:family="table-cell" style:parent-style-name="Default" style:data-style-name="N149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53"/>
    <style:style style:name="_5f_SCL_20_-_20_MOR_5f_July_28_FINAL_29__5f_Geographic_20_Pareto_20__28_Rev_29_" style:display-name="_SCL - MOR_July(FINAL)_Geographic Pareto (Rev)" style:family="table-cell" style:parent-style-name="Default" style:data-style-name="N153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49"/>
    <style:style style:name="_5f_SCL_20_-_20_MOR_5f_July_28_FINAL_29__5f_highlights" style:display-name="_SCL - MOR_July(FINAL)_highlights" style:family="table-cell" style:parent-style-name="Default" style:data-style-name="N149"/>
    <style:style style:name="_5f_SCL_20_-_20_MOR_5f_July_28_FINAL_29__5f_HL_20__26__20_POT" style:display-name="_SCL - MOR_July(FINAL)_HL &amp; POT" style:family="table-cell" style:parent-style-name="Default" style:data-style-name="N149"/>
    <style:style style:name="_5f_SCL_20_-_20_MOR_5f_July_28_FINAL_29__5f_HL_20__26__20_POT_20_CONVERSION" style:display-name="_SCL - MOR_July(FINAL)_HL &amp; POT CONVERSION" style:family="table-cell" style:parent-style-name="Default" style:data-style-name="N149"/>
    <style:style style:name="_5f_SCL_20_-_20_MOR_5f_July_28_FINAL_29__5f_June_20_2003_20_MOR_20_Charts" style:display-name="_SCL - MOR_July(FINAL)_June 2003 MOR Charts" style:family="table-cell" style:parent-style-name="Default" style:data-style-name="N153"/>
    <style:style style:name="_5f_SCL_20_-_20_MOR_5f_July_28_FINAL_29__5f_JUNE_20_MOR_20_Presentation" style:display-name="_SCL - MOR_July(FINAL)_JUNE MOR Presentation" style:family="table-cell" style:parent-style-name="Default" style:data-style-name="N153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53"/>
    <style:style style:name="_5f_SCL_20_-_20_MOR_5f_July_28_FINAL_29__5f_June_20_Presentation_20_Materials" style:display-name="_SCL - MOR_July(FINAL)_June Presentation Materials" style:family="table-cell" style:parent-style-name="Default" style:data-style-name="N153"/>
    <style:style style:name="_5f_SCL_20_-_20_MOR_5f_July_28_FINAL_29__5f_MAY_20_MOR_20_Presentation" style:display-name="_SCL - MOR_July(FINAL)_MAY MOR Presentation" style:family="table-cell" style:parent-style-name="Default" style:data-style-name="N155"/>
    <style:style style:name="_5f_SCL_20_-_20_MOR_5f_July_28_FINAL_29__5f_Monthly_20_BP" style:display-name="_SCL - MOR_July(FINAL)_Monthly BP" style:family="table-cell" style:parent-style-name="Default" style:data-style-name="N153"/>
    <style:style style:name="_5f_SCL_20_-_20_MOR_5f_July_28_FINAL_29__5f_new_20_forms" style:display-name="_SCL - MOR_July(FINAL)_new forms" style:family="table-cell" style:parent-style-name="Default" style:data-style-name="N149"/>
    <style:style style:name="_5f_SCL_20_-_20_MOR_5f_July_28_FINAL_29__5f_nw_5f_Dealer_20_Full_20_Goods_20_Movement" style:display-name="_SCL - MOR_July(FINAL)_nw_Dealer Full Goods Movement" style:family="table-cell" style:parent-style-name="Default" style:data-style-name="N157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59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59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57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57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59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57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59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57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57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59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57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57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57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59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57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59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59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59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57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59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59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57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57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59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57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59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59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57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59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57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57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59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59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59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59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57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57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57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57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57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59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59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59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59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59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61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59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59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59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59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59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59"/>
    <style:style style:name="_5f_SCL_20_-_20_MOR_5f_July_28_FINAL_29__5f_NWGMA-DPM" style:display-name="_SCL - MOR_July(FINAL)_NWGMA-DPM" style:family="table-cell" style:parent-style-name="Default" style:data-style-name="N128"/>
    <style:style style:name="_5f_SCL_20_-_20_MOR_5f_July_28_FINAL_29__5f_NWGMA-DPM_5f_04_20_MOR" style:display-name="_SCL - MOR_July(FINAL)_NWGMA-DPM_04 MOR" style:family="table-cell" style:parent-style-name="Default" style:data-style-name="N150"/>
    <style:style style:name="_5f_SCL_20_-_20_MOR_5f_July_28_FINAL_29__5f_NWGMA-DPM_5f_06_20_MOR" style:display-name="_SCL - MOR_July(FINAL)_NWGMA-DPM_06 MOR" style:family="table-cell" style:parent-style-name="Default" style:data-style-name="N150"/>
    <style:style style:name="_5f_SCL_20_-_20_MOR_5f_July_28_FINAL_29__5f_NWGMA-DPM_5f_06-2003" style:display-name="_SCL - MOR_July(FINAL)_NWGMA-DPM_06-2003" style:family="table-cell" style:parent-style-name="Default" style:data-style-name="N128"/>
    <style:style style:name="_5f_SCL_20_-_20_MOR_5f_July_28_FINAL_29__5f_NWGMA-DPM_5f_07-2003" style:display-name="_SCL - MOR_July(FINAL)_NWGMA-DPM_07-2003" style:family="table-cell" style:parent-style-name="Default" style:data-style-name="N128"/>
    <style:style style:name="_5f_SCL_20_-_20_MOR_5f_July_28_FINAL_29__5f_NWGMA-DPM_5f_08-FDS_20_CHARTS" style:display-name="_SCL - MOR_July(FINAL)_NWGMA-DPM_08-FDS CHARTS" style:family="table-cell" style:parent-style-name="Default" style:data-style-name="N150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28"/>
    <style:style style:name="_5f_SCL_20_-_20_MOR_5f_July_28_FINAL_29__5f_NWGMA-DPM_5f_1-CGMA" style:display-name="_SCL - MOR_July(FINAL)_NWGMA-DPM_1-CGMA" style:family="table-cell" style:parent-style-name="Default" style:data-style-name="N150"/>
    <style:style style:name="_5f_SCL_20_-_20_MOR_5f_July_28_FINAL_29__5f_NWGMA-DPM_5f_1-NGMA" style:display-name="_SCL - MOR_July(FINAL)_NWGMA-DPM_1-NGMA" style:family="table-cell" style:parent-style-name="Default" style:data-style-name="N128"/>
    <style:style style:name="_5f_SCL_20_-_20_MOR_5f_July_28_FINAL_29__5f_NWGMA-DPM_5f_12-MOR" style:display-name="_SCL - MOR_July(FINAL)_NWGMA-DPM_12-MOR" style:family="table-cell" style:parent-style-name="Default" style:data-style-name="N128"/>
    <style:style style:name="_5f_SCL_20_-_20_MOR_5f_July_28_FINAL_29__5f_NWGMA-DPM_5f_2-CGMA" style:display-name="_SCL - MOR_July(FINAL)_NWGMA-DPM_2-CGMA" style:family="table-cell" style:parent-style-name="Default" style:data-style-name="N150"/>
    <style:style style:name="_5f_SCL_20_-_20_MOR_5f_July_28_FINAL_29__5f_NWGMA-DPM_5f_3-BBR" style:display-name="_SCL - MOR_July(FINAL)_NWGMA-DPM_3-BBR" style:family="table-cell" style:parent-style-name="Default" style:data-style-name="N128"/>
    <style:style style:name="_5f_SCL_20_-_20_MOR_5f_July_28_FINAL_29__5f_NWGMA-DPM_5f_4-NWGMA" style:display-name="_SCL - MOR_July(FINAL)_NWGMA-DPM_4-NWGMA" style:family="table-cell" style:parent-style-name="Default" style:data-style-name="N128"/>
    <style:style style:name="_5f_SCL_20_-_20_MOR_5f_July_28_FINAL_29__5f_NWGMA-DPM_5f_AA_20_Form" style:display-name="_SCL - MOR_July(FINAL)_NWGMA-DPM_AA Form" style:family="table-cell" style:parent-style-name="Default" style:data-style-name="N150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28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50"/>
    <style:style style:name="_5f_SCL_20_-_20_MOR_5f_July_28_FINAL_29__5f_NWGMA-DPM_5f_Book2" style:display-name="_SCL - MOR_July(FINAL)_NWGMA-DPM_Book2" style:family="table-cell" style:parent-style-name="Default" style:data-style-name="N150"/>
    <style:style style:name="_5f_SCL_20_-_20_MOR_5f_July_28_FINAL_29__5f_NWGMA-DPM_5f_business_20_process" style:display-name="_SCL - MOR_July(FINAL)_NWGMA-DPM_business process" style:family="table-cell" style:parent-style-name="Default" style:data-style-name="N150"/>
    <style:style style:name="_5f_SCL_20_-_20_MOR_5f_July_28_FINAL_29__5f_NWGMA-DPM_5f_CGMA-MATERIALS" style:display-name="_SCL - MOR_July(FINAL)_NWGMA-DPM_CGMA-MATERIALS" style:family="table-cell" style:parent-style-name="Default" style:data-style-name="N128"/>
    <style:style style:name="_5f_SCL_20_-_20_MOR_5f_July_28_FINAL_29__5f_NWGMA-DPM_5f_CGMA_5f_May_20_MOR" style:display-name="_SCL - MOR_July(FINAL)_NWGMA-DPM_CGMA_May MOR" style:family="table-cell" style:parent-style-name="Default" style:data-style-name="N150"/>
    <style:style style:name="_5f_SCL_20_-_20_MOR_5f_July_28_FINAL_29__5f_NWGMA-DPM_5f_DEC_20_MOR" style:display-name="_SCL - MOR_July(FINAL)_NWGMA-DPM_DEC MOR" style:family="table-cell" style:parent-style-name="Default" style:data-style-name="N150"/>
    <style:style style:name="_5f_SCL_20_-_20_MOR_5f_July_28_FINAL_29__5f_NWGMA-DPM_5f_Dec_20_Pres_27_n" style:display-name="_SCL - MOR_July(FINAL)_NWGMA-DPM_Dec Pres'n" style:family="table-cell" style:parent-style-name="Default" style:data-style-name="N128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28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50"/>
    <style:style style:name="_5f_SCL_20_-_20_MOR_5f_July_28_FINAL_29__5f_NWGMA-DPM_5f_DLR_20_FGS-july" style:display-name="_SCL - MOR_July(FINAL)_NWGMA-DPM_DLR FGS-july" style:family="table-cell" style:parent-style-name="Default" style:data-style-name="N128"/>
    <style:style style:name="_5f_SCL_20_-_20_MOR_5f_July_28_FINAL_29__5f_NWGMA-DPM_5f_FE" style:display-name="_SCL - MOR_July(FINAL)_NWGMA-DPM_FE" style:family="table-cell" style:parent-style-name="Default" style:data-style-name="N150"/>
    <style:style style:name="_5f_SCL_20_-_20_MOR_5f_July_28_FINAL_29__5f_NWGMA-DPM_5f_FE_20_TO_20_SMBX" style:display-name="_SCL - MOR_July(FINAL)_NWGMA-DPM_FE TO SMBX" style:family="table-cell" style:parent-style-name="Default" style:data-style-name="N150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28"/>
    <style:style style:name="_5f_SCL_20_-_20_MOR_5f_July_28_FINAL_29__5f_NWGMA-DPM_5f_FORMAT_5f_PARETO_5f_AREA" style:display-name="_SCL - MOR_July(FINAL)_NWGMA-DPM_FORMAT_PARETO_AREA" style:family="table-cell" style:parent-style-name="Default" style:data-style-name="N150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28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28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50"/>
    <style:style style:name="_5f_SCL_20_-_20_MOR_5f_July_28_FINAL_29__5f_NWGMA-DPM_5f_highlights" style:display-name="_SCL - MOR_July(FINAL)_NWGMA-DPM_highlights" style:family="table-cell" style:parent-style-name="Default" style:data-style-name="N150"/>
    <style:style style:name="_5f_SCL_20_-_20_MOR_5f_July_28_FINAL_29__5f_NWGMA-DPM_5f_HL_20__26__20_POT" style:display-name="_SCL - MOR_July(FINAL)_NWGMA-DPM_HL &amp; POT" style:family="table-cell" style:parent-style-name="Default" style:data-style-name="N150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50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28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28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28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28"/>
    <style:style style:name="_5f_SCL_20_-_20_MOR_5f_July_28_FINAL_29__5f_NWGMA-DPM_5f_Monthly_20_BP" style:display-name="_SCL - MOR_July(FINAL)_NWGMA-DPM_Monthly BP" style:family="table-cell" style:parent-style-name="Default" style:data-style-name="N128"/>
    <style:style style:name="_5f_SCL_20_-_20_MOR_5f_July_28_FINAL_29__5f_NWGMA-DPM_5f_new_20_forms" style:display-name="_SCL - MOR_July(FINAL)_NWGMA-DPM_new forms" style:family="table-cell" style:parent-style-name="Default" style:data-style-name="N150"/>
    <style:style style:name="_5f_SCL_20_-_20_MOR_5f_July_28_FINAL_29__5f_NWGMA-DPM_5f_PARETO" style:display-name="_SCL - MOR_July(FINAL)_NWGMA-DPM_PARETO" style:family="table-cell" style:parent-style-name="Default" style:data-style-name="N150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50"/>
    <style:style style:name="_5f_SCL_20_-_20_MOR_5f_July_28_FINAL_29__5f_NWGMA-DPM_5f_PER_20_DIST" style:display-name="_SCL - MOR_July(FINAL)_NWGMA-DPM_PER DIST" style:family="table-cell" style:parent-style-name="Default" style:data-style-name="N150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50"/>
    <style:style style:name="_5f_SCL_20_-_20_MOR_5f_July_28_FINAL_29__5f_NWGMA-DPM_5f_sept." style:display-name="_SCL - MOR_July(FINAL)_NWGMA-DPM_sept." style:family="table-cell" style:parent-style-name="Default" style:data-style-name="N150"/>
    <style:style style:name="_5f_SCL_20_-_20_MOR_5f_July_28_FINAL_29__5f_NWGMA-DPM_5f_September" style:display-name="_SCL - MOR_July(FINAL)_NWGMA-DPM_September" style:family="table-cell" style:parent-style-name="Default" style:data-style-name="N150"/>
    <style:style style:name="_5f_SCL_20_-_20_MOR_5f_July_28_FINAL_29__5f_NWGMA-DPM_5f_WS_20_PROGRAM" style:display-name="_SCL - MOR_July(FINAL)_NWGMA-DPM_WS PROGRAM" style:family="table-cell" style:parent-style-name="Default" style:data-style-name="N150"/>
    <style:style style:name="_5f_SCL_20_-_20_MOR_5f_July_28_FINAL_29__5f_NWGMA-DPM_5f_WSP_5f_REVISED" style:display-name="_SCL - MOR_July(FINAL)_NWGMA-DPM_WSP_REVISED" style:family="table-cell" style:parent-style-name="Default" style:data-style-name="N150"/>
    <style:style style:name="_5f_SCL_20_-_20_MOR_5f_July_28_FINAL_29__5f_NWGMA-DPM_5f_WSP_5f_REVISED-August" style:display-name="_SCL - MOR_July(FINAL)_NWGMA-DPM_WSP_REVISED-August" style:family="table-cell" style:parent-style-name="Default" style:data-style-name="N150"/>
    <style:style style:name="_5f_SCL_20_-_20_MOR_5f_July_28_FINAL_29__5f_NWGMA-DPM_5f_WSP_5f_REVISED-September" style:display-name="_SCL - MOR_July(FINAL)_NWGMA-DPM_WSP_REVISED-September" style:family="table-cell" style:parent-style-name="Default" style:data-style-name="N150"/>
    <style:style style:name="_5f_SCL_20_-_20_MOR_5f_July_28_FINAL_29__5f_NWGMA-Outlet_20_Mix_20__28_Nov_29_" style:display-name="_SCL - MOR_July(FINAL)_NWGMA-Outlet Mix (Nov)" style:family="table-cell" style:parent-style-name="Default" style:data-style-name="N153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49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49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53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53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49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53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49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53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53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49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53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53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49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53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53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49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49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49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53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49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49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53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53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49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55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53"/>
    <style:style style:name="_5f_SCL_20_-_20_MOR_5f_July_28_FINAL_29__5f_NWGMA-Outlet_20_Mix_20__28_Nov_29__5f_FE" style:display-name="_SCL - MOR_July(FINAL)_NWGMA-Outlet Mix (Nov)_FE" style:family="table-cell" style:parent-style-name="Default" style:data-style-name="N149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49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53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49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53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53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49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49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49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49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53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53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53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53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53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49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49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49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49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54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49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49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49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53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49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49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49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55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55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49"/>
    <style:style style:name="_5f_SCL_20_-_20_MOR_5f_July_28_FINAL_29__5f_PARETO" style:display-name="_SCL - MOR_July(FINAL)_PARETO" style:family="table-cell" style:parent-style-name="Default" style:data-style-name="N149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49"/>
    <style:style style:name="_5f_SCL_20_-_20_MOR_5f_July_28_FINAL_29__5f_PER_20_DIST" style:display-name="_SCL - MOR_July(FINAL)_PER DIST" style:family="table-cell" style:parent-style-name="Default" style:data-style-name="N149"/>
    <style:style style:name="_5f_SCL_20_-_20_MOR_5f_July_28_FINAL_29__5f_REVISED_20_HYLYTS_20_-_20_new_20_forms" style:display-name="_SCL - MOR_July(FINAL)_REVISED HYLYTS - new forms" style:family="table-cell" style:parent-style-name="Default" style:data-style-name="N149"/>
    <style:style style:name="_5f_SCL_20_-_20_MOR_5f_July_28_FINAL_29__5f_rtw_20_revised" style:display-name="_SCL - MOR_July(FINAL)_rtw revised" style:family="table-cell" style:parent-style-name="Default" style:data-style-name="N154"/>
    <style:style style:name="_5f_SCL_20_-_20_MOR_5f_July_28_FINAL_29__5f_sept." style:display-name="_SCL - MOR_July(FINAL)_sept." style:family="table-cell" style:parent-style-name="Default" style:data-style-name="N149"/>
    <style:style style:name="_5f_SCL_20_-_20_MOR_5f_July_28_FINAL_29__5f_September" style:display-name="_SCL - MOR_July(FINAL)_September" style:family="table-cell" style:parent-style-name="Default" style:data-style-name="N149"/>
    <style:style style:name="_5f_SCL_20_-_20_MOR_5f_July_28_FINAL_29__5f_SEPTEMBER_20_MOR_20_Presentation" style:display-name="_SCL - MOR_July(FINAL)_SEPTEMBER MOR Presentation" style:family="table-cell" style:parent-style-name="Default" style:data-style-name="N153"/>
    <style:style style:name="_5f_SCL_20_-_20_MOR_5f_July_28_FINAL_29__5f_WS_20_PROGRAM" style:display-name="_SCL - MOR_July(FINAL)_WS PROGRAM" style:family="table-cell" style:parent-style-name="Default" style:data-style-name="N149"/>
    <style:style style:name="_5f_SCL_20_-_20_MOR_5f_July_28_FINAL_29__5f_WSP_5f_REVISED" style:display-name="_SCL - MOR_July(FINAL)_WSP_REVISED" style:family="table-cell" style:parent-style-name="Default" style:data-style-name="N149"/>
    <style:style style:name="_5f_SCL_20_-_20_MOR_5f_July_28_FINAL_29__5f_WSP_5f_REVISED-August" style:display-name="_SCL - MOR_July(FINAL)_WSP_REVISED-August" style:family="table-cell" style:parent-style-name="Default" style:data-style-name="N149"/>
    <style:style style:name="_5f_SCL_20_-_20_MOR_5f_July_28_FINAL_29__5f_WSP_5f_Revised-December" style:display-name="_SCL - MOR_July(FINAL)_WSP_Revised-December" style:family="table-cell" style:parent-style-name="Default" style:data-style-name="N154"/>
    <style:style style:name="_5f_SCL_20_-_20_MOR_5f_July_28_FINAL_29__5f_WSP_5f_Revised-November" style:display-name="_SCL - MOR_July(FINAL)_WSP_Revised-November" style:family="table-cell" style:parent-style-name="Default" style:data-style-name="N154"/>
    <style:style style:name="_5f_SCL_20_-_20_MOR_5f_July_28_FINAL_29__5f_WSP_5f_REVISED-September" style:display-name="_SCL - MOR_July(FINAL)_WSP_REVISED-September" style:family="table-cell" style:parent-style-name="Default" style:data-style-name="N149"/>
    <style:style style:name="_5f_sept." style:display-name="_sept." style:family="table-cell" style:parent-style-name="Default" style:data-style-name="N149"/>
    <style:style style:name="_5f_September" style:display-name="_September" style:family="table-cell" style:parent-style-name="Default" style:data-style-name="N149"/>
    <style:style style:name="_5f_SEPTEMBER_20_MOR_20_Presentation" style:display-name="_SEPTEMBER MOR Presentation" style:family="table-cell" style:parent-style-name="Default" style:data-style-name="N153"/>
    <style:style style:name="_5f_WS_20_PROGRAM" style:display-name="_WS PROGRAM" style:family="table-cell" style:parent-style-name="Default" style:data-style-name="N149"/>
    <style:style style:name="_5f_WSP_5f_REVISED" style:display-name="_WSP_REVISED" style:family="table-cell" style:parent-style-name="Default" style:data-style-name="N149"/>
    <style:style style:name="_5f_WSP_5f_REVISED-August" style:display-name="_WSP_REVISED-August" style:family="table-cell" style:parent-style-name="Default" style:data-style-name="N149"/>
    <style:style style:name="_5f_WSP_5f_Revised-December" style:display-name="_WSP_Revised-December" style:family="table-cell" style:parent-style-name="Default" style:data-style-name="N154"/>
    <style:style style:name="_5f_WSP_5f_Revised-November" style:display-name="_WSP_Revised-November" style:family="table-cell" style:parent-style-name="Default" style:data-style-name="N154"/>
    <style:style style:name="_5f_WSP_5f_REVISED-September" style:display-name="_WSP_REVISED-September" style:family="table-cell" style:parent-style-name="Default" style:data-style-name="N149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7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3"/>
    <style:style style:name="Comma_20_11" style:display-name="Comma 11" style:family="table-cell" style:parent-style-name="Default" style:data-style-name="N133"/>
    <style:style style:name="Comma_20_12" style:display-name="Comma 12" style:family="table-cell" style:parent-style-name="Default" style:data-style-name="N133"/>
    <style:style style:name="Comma_20_13" style:display-name="Comma 13" style:family="table-cell" style:parent-style-name="Default" style:data-style-name="N133"/>
    <style:style style:name="Comma_20_2" style:display-name="Comma 2" style:family="table-cell" style:parent-style-name="Default" style:data-style-name="N133"/>
    <style:style style:name="Comma_20_2_20_10" style:display-name="Comma 2 10" style:family="table-cell" style:parent-style-name="Default" style:data-style-name="N133"/>
    <style:style style:name="Comma_20_2_20_2" style:display-name="Comma 2 2" style:family="table-cell" style:parent-style-name="Default" style:data-style-name="N133"/>
    <style:style style:name="Comma_20_2_20_2_20_2" style:display-name="Comma 2 2 2" style:family="table-cell" style:parent-style-name="Default" style:data-style-name="N133"/>
    <style:style style:name="Comma_20_2_20_3" style:display-name="Comma 2 3" style:family="table-cell" style:parent-style-name="Default" style:data-style-name="N143"/>
    <style:style style:name="Comma_20_2_20_4" style:display-name="Comma 2 4" style:family="table-cell" style:parent-style-name="Default" style:data-style-name="N133"/>
    <style:style style:name="Comma_20_3" style:display-name="Comma 3" style:family="table-cell" style:parent-style-name="Default" style:data-style-name="N133"/>
    <style:style style:name="Comma_20_3_20_2" style:display-name="Comma 3 2" style:family="table-cell" style:parent-style-name="Default" style:data-style-name="N133"/>
    <style:style style:name="Comma_20_4" style:display-name="Comma 4" style:family="table-cell" style:parent-style-name="Default" style:data-style-name="N133"/>
    <style:style style:name="Comma_20_4_20_2" style:display-name="Comma 4 2" style:family="table-cell" style:parent-style-name="Default" style:data-style-name="N133"/>
    <style:style style:name="Comma_20_4_20_2_20_2" style:display-name="Comma 4 2 2" style:family="table-cell" style:parent-style-name="Default" style:data-style-name="N133"/>
    <style:style style:name="Comma_20_4_20_3" style:display-name="Comma 4 3" style:family="table-cell" style:parent-style-name="Default" style:data-style-name="N133"/>
    <style:style style:name="Comma_20_5" style:display-name="Comma 5" style:family="table-cell" style:parent-style-name="Default" style:data-style-name="N133"/>
    <style:style style:name="Comma_20_5_20_2" style:display-name="Comma 5 2" style:family="table-cell" style:parent-style-name="Default" style:data-style-name="N143"/>
    <style:style style:name="Comma_20_5_20_3" style:display-name="Comma 5 3" style:family="table-cell" style:parent-style-name="Default" style:data-style-name="N133"/>
    <style:style style:name="Comma_20_6" style:display-name="Comma 6" style:family="table-cell" style:parent-style-name="Default" style:data-style-name="N133"/>
    <style:style style:name="Comma_20_6_20_2" style:display-name="Comma 6 2" style:family="table-cell" style:parent-style-name="Default" style:data-style-name="N143"/>
    <style:style style:name="Comma_20_7" style:display-name="Comma 7" style:family="table-cell" style:parent-style-name="Default" style:data-style-name="N133"/>
    <style:style style:name="Comma_20_8" style:display-name="Comma 8" style:family="table-cell" style:parent-style-name="Default" style:data-style-name="N133"/>
    <style:style style:name="Comma_20_8_20_2" style:display-name="Comma 8 2" style:family="table-cell" style:parent-style-name="Default" style:data-style-name="N133"/>
    <style:style style:name="Comma_20_8_20_3" style:display-name="Comma 8 3" style:family="table-cell" style:parent-style-name="Default" style:data-style-name="N133"/>
    <style:style style:name="Comma_20_9" style:display-name="Comma 9" style:family="table-cell" style:parent-style-name="Default" style:data-style-name="N133"/>
    <style:style style:name="Comma_20__5b_00_5d_" style:display-name="Comma [00]" style:family="table-cell" style:parent-style-name="Default" style:data-style-name="N166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33"/>
    <style:style style:name="Currency_20_3" style:display-name="Currency 3" style:family="table-cell" style:parent-style-name="Default" style:data-style-name="N133"/>
    <style:style style:name="Currency_20_3_20_2" style:display-name="Currency 3 2" style:family="table-cell" style:parent-style-name="Default" style:data-style-name="N133"/>
    <style:style style:name="Currency_20_4" style:display-name="Currency 4" style:family="table-cell" style:parent-style-name="Default" style:data-style-name="N140"/>
    <style:style style:name="Currency_20_5" style:display-name="Currency 5" style:family="table-cell" style:parent-style-name="Default" style:data-style-name="N133"/>
    <style:style style:name="Currency_20_6" style:display-name="Currency 6" style:family="table-cell" style:parent-style-name="Default" style:data-style-name="N133"/>
    <style:style style:name="Currency_20__5b_00_5d_" style:display-name="Currency [00]" style:family="table-cell" style:parent-style-name="Default" style:data-style-name="N168"/>
    <style:style style:name="Currency0" style:family="table-cell" style:parent-style-name="Default" style:data-style-name="N174"/>
    <style:style style:name="Currency1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178"/>
    <style:style style:name="Dezimal_5f_UXO_20_VII" style:display-name="Dezimal_UXO VII" style:family="table-cell" style:parent-style-name="Default" style:data-style-name="N181"/>
    <style:style style:name="Dollar_20__28_zero_20_dec_29_" style:display-name="Dollar (zero dec)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18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18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184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29"/>
    <style:style style:name="Milliers_5f__20__20__20__20__20__20_" style:display-name="Milliers_      " style:family="table-cell" style:parent-style-name="Default" style:data-style-name="N134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185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29"/>
    <style:style style:name="Mon_3f_aire_5f__20__20__20__20__20__20_" style:display-name="Mon?aire_      " style:family="table-cell" style:parent-style-name="Default" style:data-style-name="N134"/>
    <style:style style:name="Moneda_20__5b_0_5d__5f_Well_20_Timing" style:display-name="Moneda [0]_Well Timing" style:family="table-cell" style:parent-style-name="Default" style:data-style-name="N186"/>
    <style:style style:name="Moneda_5f_Well_20_Timing" style:display-name="Moneda_Well Timing" style:family="table-cell" style:parent-style-name="Default" style:data-style-name="N150"/>
    <style:style style:name="Monétaire_20__5b_0_5d__5f_AR1194" style:display-name="Monétaire [0]_AR1194" style:family="table-cell" style:parent-style-name="Default" style:data-style-name="N188"/>
    <style:style style:name="Monétaire_5f_AR1194" style:display-name="Monétaire_AR1194" style:family="table-cell" style:parent-style-name="Default" style:data-style-name="N190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66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19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53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74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19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19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29"/>
    <style:style style:name="Tusental_5f_pldt" style:display-name="Tusental_pldt" style:family="table-cell" style:parent-style-name="Default" style:data-style-name="N134"/>
    <style:style style:name="Valuta_20__28_0_29__5f_pldt" style:display-name="Valuta (0)_pldt" style:family="table-cell" style:parent-style-name="Default" style:data-style-name="N129"/>
    <style:style style:name="Valuta_5f_pldt" style:display-name="Valuta_pldt" style:family="table-cell" style:parent-style-name="Default" style:data-style-name="N134"/>
    <style:style style:name="viet" style:family="table-cell" style:parent-style-name="Default" style:data-style-name="N19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02"/>
    <style:style style:name="Währung_5f_UXO_20_VII" style:display-name="Währung_UXO VII" style:family="table-cell" style:parent-style-name="Default" style:data-style-name="N205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64"/>
    <style:style style:name="ÄÞ_b8__b6__5f__b1_âÅ_b8_" style:display-name="ÄÞ¸¶_±âÅ¸" style:family="table-cell" style:parent-style-name="Default" style:data-style-name="N160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6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48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43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28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33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29"/>
    <style:style style:name="千分位_5f_00Q3902REV.1" style:display-name="千分位_00Q3902REV.1" style:family="table-cell" style:parent-style-name="Default" style:data-style-name="N128"/>
    <style:style style:name="桁区切り_20__5b_0.00_5d__5f__2020__2020__2020__2020__2020__20_" style:display-name="桁区切り [0.00]_††††† " style:family="table-cell" style:parent-style-name="Default" style:data-style-name="N168"/>
    <style:style style:name="桁区切り_5f__2020__2020__2020__2020__2020__20_" style:display-name="桁区切り_††††† " style:family="table-cell" style:parent-style-name="Default" style:data-style-name="N166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29"/>
    <style:style style:name="貨幣_5b_0_5d__5f_BRE" style:display-name="貨幣[0]_BRE" style:family="table-cell" style:parent-style-name="Default" style:data-style-name="N188"/>
    <style:style style:name="貨幣_5f_00Q3902REV.1" style:display-name="貨幣_00Q3902REV.1" style:family="table-cell" style:parent-style-name="Default" style:data-style-name="N210"/>
    <style:style style:name="通貨_20__5b_0.00_5d__5f__2020__2020__2020__2020__2020__20_" style:display-name="通貨 [0.00]_††††† " style:family="table-cell" style:parent-style-name="Default" style:data-style-name="N133"/>
    <style:style style:name="通貨_5f__2020__2020__2020__2020__2020__20_" style:display-name="通貨_††††† " style:family="table-cell" style:parent-style-name="Default" style:data-style-name="N128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07"/>
    <style:style style:name="통화_5f_1202" style:display-name="통화_1202" style:family="table-cell" style:parent-style-name="Default" style:data-style-name="N208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3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VNtimes new roman1" fo:font-family="'VNtimes new roman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Ntimes new roman1" style:font-family-complex="'VNtimes new roman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1:30:55.4552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7-28T02:49:59</meta:print-date>
    <meta:creation-date>2011-01-17T03:41:30</meta:creation-date>
    <dc:date>2016-10-26T11:31:12.079880000</dc:date>
    <meta:generator>LibreOffice/5.1.3.2$MacOSX_X86_64 LibreOffice_project/644e4637d1d8544fd9f56425bd6cec110e49301b</meta:generator>
    <meta:editing-duration>PT3H32M52S</meta:editing-duration>
    <meta:editing-cycles>45</meta:editing-cycles>
    <meta:document-statistic meta:table-count="1" meta:cell-count="55" meta:object-count="0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